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onsolas" style:font-family-asian="Consolas" style:font-family-complex="Consolas" fo:background-color="transparent" style:use-window-font-color="true"/>
    </style:style>
    <style:style style:name="T2" style:family="text">
      <style:text-properties fo:font-size="11.00pt" fo:font-weight="normal" fo:font-family="宋体" style:font-family-asian="宋体" style:font-family-complex="宋体" fo:background-color="transparent" style:use-window-font-color="true"/>
    </style:style>
    <style:style style:name="T3" style:family="text">
      <style:text-properties fo:font-size="12.00pt" fo:font-weight="normal" fo:font-family="Consolas" style:font-family-asian="Consolas" style:font-family-complex="Consolas" fo:background-color="transparent" style:use-window-font-color="true"/>
    </style:style>
    <style:style style:name="T4" style:family="text">
      <style:text-properties fo:font-size="12.00pt" style:text-position="super" fo:font-weight="normal" fo:font-family="Consolas" style:font-family-asian="Consolas" style:font-family-complex="Consolas" fo:background-color="transparent" style:use-window-font-color="true"/>
    </style:style>
    <style:style style:name="T5" style:family="text">
      <style:text-properties fo:font-size="12.00pt" fo:font-weight="normal" fo:font-family="Consolas" style:font-family-asian="Consolas" style:font-family-complex="Consolas" fo:background-color="transparent" style:use-window-font-color="true"/>
    </style:style>
    <style:style style:name="T6" style:family="text">
      <style:text-properties fo:font-size="12.00pt" style:text-position="super" fo:font-weight="normal" fo:font-family="Consolas" style:font-family-asian="Consolas" style:font-family-complex="Consolas" fo:background-color="transparent" style:use-window-font-color="true"/>
    </style:style>
    <style:style style:name="T7" style:family="text">
      <style:text-properties fo:font-size="12.00pt" fo:font-weight="normal" fo:font-family="Consolas" style:font-family-asian="Consolas" style:font-family-complex="Consolas" fo:background-color="transparent" style:use-window-font-color="true"/>
    </style:style>
    <style:style style:name="T8" style:family="text">
      <style:text-properties fo:font-size="12.00pt" style:text-position="super" fo:font-weight="normal" fo:font-family="Consolas" style:font-family-asian="Consolas" style:font-family-complex="Consolas" fo:background-color="transparent" style:use-window-font-color="true"/>
    </style:style>
    <style:style style:name="T9" style:family="text">
      <style:text-properties fo:font-size="12.00pt" fo:font-weight="normal" fo:font-family="Consolas" style:font-family-asian="Consolas" style:font-family-complex="Consolas" fo:background-color="transparent" style:use-window-font-color="true"/>
    </style:style>
    <style:style style:name="T10" style:family="text">
      <style:text-properties fo:font-size="12.00pt" style:text-position="super" fo:font-weight="normal" fo:font-family="Consolas" style:font-family-asian="Consolas" style:font-family-complex="Consolas" fo:background-color="transparent" style:use-window-font-color="true"/>
    </style:style>
    <style:style style:name="T11" style:family="text">
      <style:text-properties fo:font-size="12.00pt" fo:font-weight="normal" fo:font-family="Consolas" style:font-family-asian="Consolas" style:font-family-complex="Consolas" fo:background-color="transparent" style:use-window-font-color="true"/>
    </style:style>
    <style:style style:name="T12" style:family="text">
      <style:text-properties fo:font-size="11.00pt" fo:font-weight="normal" fo:font-family="宋体" style:font-family-asian="宋体" style:font-family-complex="宋体" fo:background-color="transparent" style:use-window-font-color="true"/>
    </style:style>
    <style:style style:name="T13" style:family="text">
      <style:text-properties fo:font-size="12.00pt" fo:font-weight="normal" fo:font-family="Consolas" style:font-family-asian="Consolas" style:font-family-complex="Consolas" fo:background-color="transparent" style:use-window-font-color="true"/>
    </style:style>
    <style:style style:name="T14" style:family="text">
      <style:text-properties fo:font-size="11.00pt" fo:font-weight="normal" fo:font-family="宋体" style:font-family-asian="宋体" style:font-family-complex="宋体" fo:background-color="transparent" style:use-window-font-color="true"/>
    </style:style>
    <style:style style:name="T15" style:family="text">
      <style:text-properties fo:font-size="12.00pt" fo:font-weight="normal" fo:font-family="Consolas" style:font-family-asian="Consolas" style:font-family-complex="Consolas" fo:background-color="transparent" style:use-window-font-color="true"/>
    </style:style>
    <style:style style:name="T16" style:family="text">
      <style:text-properties fo:font-size="11.00pt" fo:font-weight="normal" fo:font-family="宋体" style:font-family-asian="宋体" style:font-family-complex="宋体" fo:background-color="transparent" style:use-window-font-color="true"/>
    </style:style>
    <style:style style:name="T17" style:family="text">
      <style:text-properties fo:font-size="12.00pt" fo:font-weight="normal" fo:font-family="Consolas" style:font-family-asian="Consolas" style:font-family-complex="Consolas" fo:background-color="transparent" style:use-window-font-color="true"/>
    </style:style>
    <style:style style:name="T18" style:family="text">
      <style:text-properties fo:font-size="11.00pt" fo:font-weight="normal" fo:font-family="宋体" style:font-family-asian="宋体" style:font-family-complex="宋体" fo:background-color="transparent" style:use-window-font-color="true"/>
    </style:style>
    <style:style style:name="T19" style:family="text">
      <style:text-properties fo:font-size="12.00pt" fo:font-weight="normal" fo:font-family="Consolas" style:font-family-asian="Consolas" style:font-family-complex="Consolas" fo:background-color="transparent" style:use-window-font-color="true"/>
    </style:style>
    <style:style style:name="T20" style:family="text">
      <style:text-properties fo:font-size="11.00pt" fo:font-weight="normal" fo:font-family="宋体" style:font-family-asian="宋体" style:font-family-complex="宋体" fo:background-color="transparent" style:use-window-font-color="true"/>
    </style:style>
    <style:style style:name="T21" style:family="text">
      <style:text-properties fo:font-size="12.00pt" fo:font-weight="normal" fo:font-family="Consolas" style:font-family-asian="Consolas" style:font-family-complex="Consolas" fo:background-color="transparent" style:use-window-font-color="true"/>
    </style:style>
    <style:style style:name="T22" style:family="text">
      <style:text-properties fo:font-size="11.00pt" fo:font-weight="normal" fo:font-family="宋体" style:font-family-asian="宋体" style:font-family-complex="宋体" fo:background-color="transparent" style:use-window-font-color="true"/>
    </style:style>
    <style:style style:name="T23" style:family="text">
      <style:text-properties fo:font-size="12.00pt" fo:font-weight="normal" fo:font-family="Consolas" style:font-family-asian="Consolas" style:font-family-complex="Consolas" fo:background-color="transparent" style:use-window-font-color="true"/>
    </style:style>
    <style:style style:name="T24" style:family="text">
      <style:text-properties fo:font-size="11.00pt" fo:font-weight="normal" fo:font-family="宋体" style:font-family-asian="宋体" style:font-family-complex="宋体" fo:background-color="transparent" style:use-window-font-color="true"/>
    </style:style>
    <style:style style:name="T25" style:family="text">
      <style:text-properties fo:font-size="11.00pt" fo:font-weight="normal" fo:font-family="Consolas" style:font-family-asian="Consolas" style:font-family-complex="Consolas" fo:background-color="transparent" style:use-window-font-color="true"/>
    </style:style>
    <style:style style:name="T26" style:family="text">
      <style:text-properties fo:font-size="11.00pt" fo:font-weight="normal" fo:font-family="宋体" style:font-family-asian="宋体" style:font-family-complex="宋体" fo:background-color="transparent" style:use-window-font-color="true"/>
    </style:style>
    <style:style style:name="T27" style:family="text">
      <style:text-properties fo:font-size="11.00pt" fo:font-weight="normal" fo:font-family="Consolas" style:font-family-asian="Consolas" style:font-family-complex="Consolas" fo:background-color="transparent" style:use-window-font-color="true"/>
    </style:style>
    <style:style style:name="T28" style:family="text">
      <style:text-properties fo:font-size="11.00pt" fo:font-weight="normal" fo:font-family="宋体" style:font-family-asian="宋体" style:font-family-complex="宋体" fo:background-color="transparent" style:use-window-font-color="true"/>
    </style:style>
    <style:style style:name="T29" style:family="text">
      <style:text-properties fo:font-size="11.00pt" fo:font-weight="normal" fo:font-family="Consolas" style:font-family-asian="Consolas" style:font-family-complex="Consolas" fo:background-color="transparent" style:use-window-font-color="true"/>
    </style:style>
    <style:style style:name="T30" style:family="text">
      <style:text-properties fo:font-size="11.00pt" fo:font-weight="normal" fo:font-family="宋体" style:font-family-asian="宋体" style:font-family-complex="宋体" fo:background-color="transparent" style:use-window-font-color="true"/>
    </style:style>
    <style:style style:name="T31" style:family="text">
      <style:text-properties fo:font-size="12.00pt" fo:font-weight="normal" fo:font-family="Consolas" style:font-family-asian="Consolas" style:font-family-complex="Consolas" fo:background-color="transparent" style:use-window-font-color="true"/>
    </style:style>
    <style:style style:name="T32" style:family="text">
      <style:text-properties fo:font-size="11.00pt" fo:font-weight="normal" fo:font-family="宋体" style:font-family-asian="宋体" style:font-family-complex="宋体" fo:background-color="transparent" style:use-window-font-color="true"/>
    </style:style>
    <style:style style:name="T33" style:family="text">
      <style:text-properties fo:font-size="11.00pt" fo:font-weight="normal" fo:font-family="Consolas" style:font-family-asian="Consolas" style:font-family-complex="Consolas" fo:background-color="transparent" style:use-window-font-color="true"/>
    </style:style>
    <style:style style:name="T34" style:family="text">
      <style:text-properties fo:font-size="11.00pt" fo:font-weight="normal" fo:font-family="宋体" style:font-family-asian="宋体" style:font-family-complex="宋体" fo:background-color="transparent" style:use-window-font-color="true"/>
    </style:style>
    <style:style style:name="T35" style:family="text">
      <style:text-properties fo:font-size="11.00pt" fo:font-weight="normal" fo:font-family="Consolas" style:font-family-asian="Consolas" style:font-family-complex="Consolas" fo:background-color="transparent" style:use-window-font-color="true"/>
    </style:style>
    <style:style style:name="T36" style:family="text">
      <style:text-properties fo:font-size="11.00pt" fo:font-weight="normal" fo:font-family="宋体" style:font-family-asian="宋体" style:font-family-complex="宋体" fo:background-color="transparent" style:use-window-font-color="true"/>
    </style:style>
    <style:style style:name="T37" style:family="text">
      <style:text-properties fo:font-size="11.00pt" fo:font-weight="normal" fo:font-family="Consolas" style:font-family-asian="Consolas" style:font-family-complex="Consolas" fo:background-color="transparent" style:use-window-font-color="true"/>
    </style:style>
    <style:style style:name="T38" style:family="text">
      <style:text-properties fo:font-size="11.00pt" fo:font-weight="normal" fo:font-family="宋体" style:font-family-asian="宋体" style:font-family-complex="宋体" fo:background-color="transparent" style:use-window-font-color="true"/>
    </style:style>
    <style:style style:name="T39" style:family="text">
      <style:text-properties fo:font-size="12.00pt" fo:font-weight="normal" fo:font-family="Consolas" style:font-family-asian="Consolas" style:font-family-complex="Consolas" fo:background-color="transparent" style:use-window-font-color="true"/>
    </style:style>
    <style:style style:name="T40" style:family="text">
      <style:text-properties fo:font-size="11.00pt" fo:font-weight="normal" fo:font-family="宋体" style:font-family-asian="宋体" style:font-family-complex="宋体" fo:background-color="transparent" style:use-window-font-color="true"/>
    </style:style>
    <style:style style:name="T41" style:family="text">
      <style:text-properties fo:font-size="12.00pt" fo:font-weight="normal" fo:font-family="Consolas" style:font-family-asian="Consolas" style:font-family-complex="Consolas" fo:background-color="transparent" style:use-window-font-color="true"/>
    </style:style>
    <style:style style:name="T42" style:family="text">
      <style:text-properties fo:font-size="11.00pt" fo:font-weight="normal" fo:font-family="宋体" style:font-family-asian="宋体" style:font-family-complex="宋体" fo:background-color="transparent" style:use-window-font-color="true"/>
    </style:style>
    <style:style style:name="T43" style:family="text">
      <style:text-properties fo:font-size="12.00pt" fo:font-weight="normal" fo:font-family="Consolas" style:font-family-asian="Consolas" style:font-family-complex="Consolas" fo:background-color="transparent" style:use-window-font-color="true"/>
    </style:style>
    <style:style style:name="T44" style:family="text">
      <style:text-properties fo:font-size="11.00pt" fo:font-weight="normal" fo:font-family="宋体" style:font-family-asian="宋体" style:font-family-complex="宋体" fo:background-color="transparent" style:use-window-font-color="true"/>
    </style:style>
    <style:style style:name="T45" style:family="text">
      <style:text-properties fo:font-size="12.00pt" fo:font-weight="normal" fo:font-family="Consolas" style:font-family-asian="Consolas" style:font-family-complex="Consolas" fo:background-color="transparent" style:use-window-font-color="true"/>
    </style:style>
    <style:style style:name="T46" style:family="text">
      <style:text-properties fo:font-size="11.00pt" fo:font-weight="normal" fo:font-family="宋体" style:font-family-asian="宋体" style:font-family-complex="宋体" fo:background-color="transparent" style:use-window-font-color="true"/>
    </style:style>
    <style:style style:name="T47" style:family="text">
      <style:text-properties fo:font-size="12.00pt" fo:font-weight="normal" fo:font-family="Consolas" style:font-family-asian="Consolas" style:font-family-complex="Consolas" fo:background-color="transparent" style:use-window-font-color="true"/>
    </style:style>
    <style:style style:name="T48" style:family="text">
      <style:text-properties fo:font-size="11.00pt" fo:font-weight="normal" fo:font-family="宋体" style:font-family-asian="宋体" style:font-family-complex="宋体" fo:background-color="transparent" style:use-window-font-color="true"/>
    </style:style>
    <style:style style:name="T49" style:family="text">
      <style:text-properties fo:font-size="12.00pt" fo:font-weight="normal" fo:font-family="Consolas" style:font-family-asian="Consolas" style:font-family-complex="Consolas" fo:background-color="transparent" style:use-window-font-color="true"/>
    </style:style>
    <style:style style:name="T50" style:family="text">
      <style:text-properties fo:font-size="11.00pt" fo:font-weight="normal" fo:font-family="宋体" style:font-family-asian="宋体" style:font-family-complex="宋体" fo:background-color="transparent" style:use-window-font-color="true"/>
    </style:style>
    <style:style style:name="T51" style:family="text">
      <style:text-properties fo:font-size="12.00pt" fo:font-weight="normal" fo:font-family="Consolas" style:font-family-asian="Consolas" style:font-family-complex="Consolas" fo:background-color="transparent" style:use-window-font-color="true"/>
    </style:style>
    <style:style style:name="T52" style:family="text">
      <style:text-properties fo:font-size="11.00pt" fo:font-weight="normal" fo:font-family="宋体" style:font-family-asian="宋体" style:font-family-complex="宋体" fo:background-color="transparent" style:use-window-font-color="true"/>
    </style:style>
    <style:style style:name="T53" style:family="text">
      <style:text-properties fo:font-size="12.00pt" fo:font-weight="normal" fo:font-family="Consolas" style:font-family-asian="Consolas" style:font-family-complex="Consolas" fo:background-color="transparent" style:use-window-font-color="true"/>
    </style:style>
    <style:style style:name="T54" style:family="text">
      <style:text-properties fo:font-size="11.00pt" fo:font-weight="normal" fo:font-family="宋体" style:font-family-asian="宋体" style:font-family-complex="宋体" fo:background-color="transparent" style:use-window-font-color="true"/>
    </style:style>
    <style:style style:name="T55" style:family="text">
      <style:text-properties fo:font-size="12.00pt" fo:font-weight="normal" fo:font-family="Consolas" style:font-family-asian="Consolas" style:font-family-complex="Consolas" fo:background-color="transparent" style:use-window-font-color="true"/>
    </style:style>
    <style:style style:name="T56" style:family="text">
      <style:text-properties fo:font-size="11.00pt" fo:font-weight="normal" fo:font-family="宋体" style:font-family-asian="宋体" style:font-family-complex="宋体" fo:background-color="transparent" style:use-window-font-color="true"/>
    </style:style>
    <style:style style:name="T57" style:family="text">
      <style:text-properties fo:font-size="12.00pt" fo:font-weight="normal" fo:font-family="Consolas" style:font-family-asian="Consolas" style:font-family-complex="Consolas" fo:background-color="transparent" style:use-window-font-color="true"/>
    </style:style>
    <style:style style:name="T58" style:family="text">
      <style:text-properties fo:font-size="11.00pt" fo:font-weight="normal" fo:font-family="宋体" style:font-family-asian="宋体" style:font-family-complex="宋体" fo:background-color="transparent" style:use-window-font-color="true"/>
    </style:style>
    <style:style style:name="T59" style:family="text">
      <style:text-properties fo:font-size="11.00pt" fo:font-weight="normal" fo:font-family="Consolas" style:font-family-asian="Consolas" style:font-family-complex="Consolas" fo:background-color="transparent" style:use-window-font-color="true"/>
    </style:style>
    <style:style style:name="T60" style:family="text">
      <style:text-properties fo:font-size="11.00pt" fo:font-weight="normal" fo:font-family="宋体" style:font-family-asian="宋体" style:font-family-complex="宋体" fo:background-color="transparent" style:use-window-font-color="true"/>
    </style:style>
    <style:style style:name="T61" style:family="text">
      <style:text-properties fo:font-size="11.00pt" fo:font-weight="normal" fo:font-family="Consolas" style:font-family-asian="Consolas" style:font-family-complex="Consolas" fo:background-color="transparent" style:use-window-font-color="true"/>
    </style:style>
    <style:style style:name="T62" style:family="text">
      <style:text-properties fo:font-size="11.00pt" fo:font-weight="normal" fo:font-family="宋体" style:font-family-asian="宋体" style:font-family-complex="宋体" fo:background-color="transparent" style:use-window-font-color="true"/>
    </style:style>
    <style:style style:name="T63" style:family="text">
      <style:text-properties fo:font-size="11.00pt" fo:font-weight="normal" fo:font-family="Consolas" style:font-family-asian="Consolas" style:font-family-complex="Consolas" fo:background-color="transparent" style:use-window-font-color="true"/>
    </style:style>
    <style:style style:name="T64" style:family="text">
      <style:text-properties fo:font-size="11.00pt" fo:font-weight="normal" fo:font-family="宋体" style:font-family-asian="宋体" style:font-family-complex="宋体" fo:background-color="transparent" style:use-window-font-color="true"/>
    </style:style>
    <style:style style:name="T65" style:family="text">
      <style:text-properties fo:font-size="12.00pt" fo:font-weight="normal" fo:font-family="Consolas" style:font-family-asian="Consolas" style:font-family-complex="Consolas" fo:background-color="transparent" style:use-window-font-color="true"/>
    </style:style>
    <style:style style:name="T66" style:family="text">
      <style:text-properties fo:font-size="11.00pt" fo:font-weight="normal" fo:font-family="宋体" style:font-family-asian="宋体" style:font-family-complex="宋体" fo:background-color="transparent" style:use-window-font-color="true"/>
    </style:style>
    <style:style style:name="T67" style:family="text">
      <style:text-properties fo:font-size="11.00pt" fo:font-weight="normal" fo:font-family="Consolas" style:font-family-asian="Consolas" style:font-family-complex="Consolas" fo:background-color="transparent" style:use-window-font-color="true"/>
    </style:style>
    <style:style style:name="T68" style:family="text">
      <style:text-properties fo:font-size="11.00pt" fo:font-weight="normal" fo:font-family="宋体" style:font-family-asian="宋体" style:font-family-complex="宋体" fo:background-color="transparent" style:use-window-font-color="true"/>
    </style:style>
    <style:style style:name="T69" style:family="text">
      <style:text-properties fo:font-size="11.00pt" fo:font-weight="normal" fo:font-family="Consolas" style:font-family-asian="Consolas" style:font-family-complex="Consolas" fo:background-color="transparent" style:use-window-font-color="true"/>
    </style:style>
    <style:style style:name="T70" style:family="text">
      <style:text-properties fo:font-size="11.00pt" fo:font-weight="normal" fo:font-family="宋体" style:font-family-asian="宋体" style:font-family-complex="宋体" fo:background-color="transparent" style:use-window-font-color="true"/>
    </style:style>
    <style:style style:name="T71" style:family="text">
      <style:text-properties fo:font-size="11.00pt" fo:font-weight="normal" fo:font-family="Consolas" style:font-family-asian="Consolas" style:font-family-complex="Consolas" fo:background-color="transparent" style:use-window-font-color="true"/>
    </style:style>
    <style:style style:name="T72" style:family="text">
      <style:text-properties fo:font-size="11.00pt" fo:font-weight="normal" fo:font-family="宋体" style:font-family-asian="宋体" style:font-family-complex="宋体" fo:background-color="transparent" style:use-window-font-color="true"/>
    </style:style>
    <style:style style:name="T73" style:family="text">
      <style:text-properties fo:font-size="12.00pt" fo:font-weight="normal" fo:font-family="Consolas" style:font-family-asian="Consolas" style:font-family-complex="Consolas" fo:background-color="transparent" style:use-window-font-color="true"/>
    </style:style>
    <style:style style:name="T74" style:family="text">
      <style:text-properties fo:font-size="11.00pt" fo:font-weight="normal" fo:font-family="宋体" style:font-family-asian="宋体" style:font-family-complex="宋体" fo:background-color="transparent" style:use-window-font-color="true"/>
    </style:style>
    <style:style style:name="T75" style:family="text">
      <style:text-properties fo:font-size="12.00pt" fo:font-weight="normal" fo:font-family="Consolas" style:font-family-asian="Consolas" style:font-family-complex="Consolas" fo:background-color="transparent" style:use-window-font-color="true"/>
    </style:style>
    <style:style style:name="T76" style:family="text">
      <style:text-properties fo:font-size="11.00pt" fo:font-weight="normal" fo:font-family="宋体" style:font-family-asian="宋体" style:font-family-complex="宋体" fo:background-color="transparent" style:use-window-font-color="true"/>
    </style:style>
    <style:style style:name="T77" style:family="text">
      <style:text-properties fo:font-size="12.00pt" fo:font-weight="normal" fo:font-family="Consolas" style:font-family-asian="Consolas" style:font-family-complex="Consolas" fo:background-color="transparent" style:use-window-font-color="true"/>
    </style:style>
    <style:style style:name="T78" style:family="text">
      <style:text-properties fo:font-size="11.00pt" fo:font-weight="normal" fo:font-family="宋体" style:font-family-asian="宋体" style:font-family-complex="宋体" fo:background-color="transparent" style:use-window-font-color="true"/>
    </style:style>
    <style:style style:name="T79" style:family="text">
      <style:text-properties fo:font-size="12.00pt" fo:font-weight="normal" fo:font-family="Consolas" style:font-family-asian="Consolas" style:font-family-complex="Consolas" fo:background-color="transparent" style:use-window-font-color="true"/>
    </style:style>
    <style:style style:name="T80" style:family="text">
      <style:text-properties fo:font-size="11.00pt" fo:font-weight="normal" fo:font-family="宋体" style:font-family-asian="宋体" style:font-family-complex="宋体" fo:background-color="transparent" style:use-window-font-color="true"/>
    </style:style>
    <style:style style:name="T81" style:family="text">
      <style:text-properties fo:font-size="12.00pt" fo:font-weight="normal" fo:font-family="Consolas" style:font-family-asian="Consolas" style:font-family-complex="Consolas" fo:background-color="transparent" style:use-window-font-color="true"/>
    </style:style>
    <style:style style:name="T82" style:family="text">
      <style:text-properties fo:font-size="11.00pt" fo:font-weight="normal" fo:font-family="宋体" style:font-family-asian="宋体" style:font-family-complex="宋体" fo:background-color="transparent" style:use-window-font-color="true"/>
    </style:style>
    <style:style style:name="T83" style:family="text">
      <style:text-properties fo:font-size="12.00pt" fo:font-weight="normal" fo:font-family="Consolas" style:font-family-asian="Consolas" style:font-family-complex="Consolas" fo:background-color="transparent" style:use-window-font-color="true"/>
    </style:style>
    <style:style style:name="T84" style:family="text">
      <style:text-properties fo:font-size="11.00pt" fo:font-weight="normal" fo:font-family="宋体" style:font-family-asian="宋体" style:font-family-complex="宋体" fo:background-color="transparent" style:use-window-font-color="true"/>
    </style:style>
    <style:style style:name="T85" style:family="text">
      <style:text-properties fo:font-size="12.00pt" fo:font-weight="normal" fo:font-family="Consolas" style:font-family-asian="Consolas" style:font-family-complex="Consolas" fo:background-color="transparent" style:use-window-font-color="true"/>
    </style:style>
    <style:style style:name="T86" style:family="text">
      <style:text-properties fo:font-size="12.00pt" fo:font-weight="normal" fo:font-family="宋体" style:font-family-asian="宋体" style:font-family-complex="宋体" fo:background-color="transparent" style:use-window-font-color="true"/>
    </style:style>
    <style:style style:name="T87" style:family="text">
      <style:text-properties fo:font-size="12.00pt" fo:font-weight="normal" fo:font-family="Consolas" style:font-family-asian="Consolas" style:font-family-complex="Consolas" fo:background-color="transparent" style:use-window-font-color="true"/>
    </style:style>
    <style:style style:name="T88" style:family="text">
      <style:text-properties fo:font-size="12.00pt" fo:font-weight="normal" fo:font-family="宋体" style:font-family-asian="宋体" style:font-family-complex="宋体" fo:background-color="transparent" style:use-window-font-color="true"/>
    </style:style>
    <style:style style:name="T89" style:family="text">
      <style:text-properties fo:font-size="12.00pt" fo:font-weight="normal" fo:font-family="Consolas" style:font-family-asian="Consolas" style:font-family-complex="Consolas" fo:background-color="transparent" style:use-window-font-color="true"/>
    </style:style>
    <style:style style:name="T90" style:family="text">
      <style:text-properties fo:font-size="9.00pt" fo:font-weight="normal" fo:font-family="Consolas" style:font-family-asian="Consolas" style:font-family-complex="Consolas" fo:background-color="transparent" style:use-window-font-color="true"/>
    </style:style>
    <style:style style:name="T91" style:family="text">
      <style:text-properties fo:font-size="12.00pt" fo:font-weight="normal" fo:font-family="Consolas" style:font-family-asian="Consolas" style:font-family-complex="Consolas" fo:background-color="transparent" style:use-window-font-color="true"/>
    </style:style>
    <style:style style:name="T92" style:family="text">
      <style:text-properties fo:font-size="12.00pt" fo:font-weight="normal" fo:font-family="宋体" style:font-family-asian="宋体" style:font-family-complex="宋体" fo:background-color="transparent" style:use-window-font-color="true"/>
    </style:style>
    <style:style style:name="T93" style:family="text">
      <style:text-properties fo:font-size="12.00pt" fo:font-weight="normal" fo:font-family="Consolas" style:font-family-asian="Consolas" style:font-family-complex="Consolas" fo:background-color="transparent" style:use-window-font-color="true"/>
    </style:style>
    <style:style style:name="T94" style:family="text">
      <style:text-properties fo:font-size="12.00pt" fo:font-weight="normal" fo:font-family="宋体" style:font-family-asian="宋体" style:font-family-complex="宋体" fo:background-color="transparent" style:use-window-font-color="true"/>
    </style:style>
    <style:style style:name="T95" style:family="text">
      <style:text-properties fo:font-size="12.00pt" fo:font-weight="normal" fo:font-family="Consolas" style:font-family-asian="Consolas" style:font-family-complex="Consolas" fo:background-color="transparent" style:use-window-font-color="true"/>
    </style:style>
    <style:style style:name="T96" style:family="text">
      <style:text-properties fo:font-size="9.00pt" fo:font-weight="normal" fo:font-family="Consolas" style:font-family-asian="Consolas" style:font-family-complex="Consolas" fo:background-color="transparent" style:use-window-font-color="true"/>
    </style:style>
    <style:style style:name="T97" style:family="text">
      <style:text-properties fo:font-size="12.00pt" fo:font-weight="normal" fo:font-family="Consolas" style:font-family-asian="Consolas" style:font-family-complex="Consolas" fo:background-color="transparent" style:use-window-font-color="true"/>
    </style:style>
    <style:style style:name="T98" style:family="text">
      <style:text-properties fo:font-size="12.00pt" fo:font-weight="normal" fo:font-family="宋体" style:font-family-asian="宋体" style:font-family-complex="宋体" fo:background-color="transparent" style:use-window-font-color="true"/>
    </style:style>
    <style:style style:name="T99" style:family="text">
      <style:text-properties fo:font-size="12.00pt" fo:font-weight="normal" fo:font-family="Consolas" style:font-family-asian="Consolas" style:font-family-complex="Consolas" fo:background-color="transparent" style:use-window-font-color="true"/>
    </style:style>
    <style:style style:name="T100" style:family="text">
      <style:text-properties fo:font-size="12.00pt" fo:font-weight="normal" fo:font-family="宋体" style:font-family-asian="宋体" style:font-family-complex="宋体" fo:background-color="transparent" style:use-window-font-color="true"/>
    </style:style>
    <style:style style:name="T101" style:family="text">
      <style:text-properties fo:font-size="12.00pt" fo:font-weight="normal" fo:font-family="Consolas" style:font-family-asian="Consolas" style:font-family-complex="Consolas" fo:background-color="transparent" style:use-window-font-color="true"/>
    </style:style>
    <style:style style:name="T102" style:family="text">
      <style:text-properties fo:font-size="9.00pt" fo:font-weight="normal" fo:font-family="Consolas" style:font-family-asian="Consolas" style:font-family-complex="Consolas" fo:background-color="transparent" style:use-window-font-color="true"/>
    </style:style>
    <style:style style:name="T103" style:family="text">
      <style:text-properties fo:font-size="12.00pt" fo:font-weight="normal" fo:font-family="Consolas" style:font-family-asian="Consolas" style:font-family-complex="Consolas" fo:background-color="transparent" style:use-window-font-color="true"/>
    </style:style>
    <style:style style:name="T104" style:family="text">
      <style:text-properties fo:font-size="11.00pt" fo:font-weight="normal" fo:font-family="宋体" style:font-family-asian="宋体" style:font-family-complex="宋体" fo:background-color="transparent" style:use-window-font-color="true"/>
    </style:style>
    <style:style style:name="T105" style:family="text">
      <style:text-properties fo:font-size="12.00pt" fo:font-weight="normal" fo:font-family="Consolas" style:font-family-asian="Consolas" style:font-family-complex="Consolas" fo:background-color="transparent" style:use-window-font-color="true"/>
    </style:style>
    <style:style style:name="T106" style:family="text">
      <style:text-properties fo:font-size="9.00pt" fo:font-weight="normal" fo:font-family="Consolas" style:font-family-asian="Consolas" style:font-family-complex="Consolas" fo:background-color="transparent" style:use-window-font-color="true"/>
    </style:style>
    <style:style style:name="T107" style:family="text">
      <style:text-properties fo:font-size="11.00pt" fo:font-weight="normal" fo:font-family="宋体" style:font-family-asian="宋体" style:font-family-complex="宋体" fo:background-color="transparent" style:use-window-font-color="true"/>
    </style:style>
    <style:style style:name="T108" style:family="text">
      <style:text-properties fo:font-size="9.00pt" fo:font-weight="normal" fo:font-family="Consolas" style:font-family-asian="Consolas" style:font-family-complex="Consolas" fo:background-color="transparent" style:use-window-font-color="true"/>
    </style:style>
    <style:style style:name="T109" style:family="text">
      <style:text-properties fo:font-size="11.00pt" fo:font-weight="normal" fo:font-family="宋体" style:font-family-asian="宋体" style:font-family-complex="宋体" fo:background-color="transparent" style:use-window-font-color="true"/>
    </style:style>
    <style:style style:name="T110" style:family="text">
      <style:text-properties fo:font-size="9.00pt" fo:font-weight="normal" fo:font-family="Consolas" style:font-family-asian="Consolas" style:font-family-complex="Consolas" fo:background-color="transparent" style:use-window-font-color="true"/>
    </style:style>
    <style:style style:name="T111" style:family="text">
      <style:text-properties fo:font-size="12.00pt" fo:font-weight="normal" fo:font-family="Consolas" style:font-family-asian="Consolas" style:font-family-complex="Consolas" fo:background-color="transparent" style:use-window-font-color="true"/>
    </style:style>
    <style:style style:name="T112" style:family="text">
      <style:text-properties fo:font-size="9.00pt" fo:font-weight="normal" fo:font-family="Consolas" style:font-family-asian="Consolas" style:font-family-complex="Consolas" fo:background-color="transparent" style:use-window-font-color="true"/>
    </style:style>
    <style:style style:name="T113" style:family="text">
      <style:text-properties fo:font-size="11.00pt" fo:font-weight="normal" fo:font-family="宋体" style:font-family-asian="宋体" style:font-family-complex="宋体" fo:background-color="transparent" style:use-window-font-color="true"/>
    </style:style>
    <style:style style:name="T114" style:family="text">
      <style:text-properties fo:font-size="9.00pt" fo:font-weight="normal" fo:font-family="Consolas" style:font-family-asian="Consolas" style:font-family-complex="Consolas" fo:background-color="transparent" style:use-window-font-color="true"/>
    </style:style>
    <style:style style:name="T115" style:family="text">
      <style:text-properties fo:font-size="12.00pt" fo:font-weight="normal" fo:font-family="Consolas" style:font-family-asian="Consolas" style:font-family-complex="Consolas" fo:background-color="transparent" style:use-window-font-color="true"/>
    </style:style>
    <style:style style:name="T116" style:family="text">
      <style:text-properties fo:font-size="9.00pt" fo:font-weight="normal" fo:font-family="Consolas" style:font-family-asian="Consolas" style:font-family-complex="Consolas" fo:background-color="transparent" style:use-window-font-color="true"/>
    </style:style>
    <style:style style:name="T117" style:family="text">
      <style:text-properties fo:font-size="12.00pt" fo:font-weight="normal" fo:font-family="Consolas" style:font-family-asian="Consolas" style:font-family-complex="Consolas" fo:background-color="transparent" style:use-window-font-color="true"/>
    </style:style>
    <style:style style:name="T118" style:family="text">
      <style:text-properties fo:font-size="9.00pt" fo:font-weight="normal" fo:font-family="Consolas" style:font-family-asian="Consolas" style:font-family-complex="Consolas" fo:background-color="transparent" style:use-window-font-color="true"/>
    </style:style>
    <style:style style:name="T119" style:family="text">
      <style:text-properties fo:font-size="11.00pt" fo:font-weight="normal" fo:font-family="宋体" style:font-family-asian="宋体" style:font-family-complex="宋体" fo:background-color="transparent" style:use-window-font-color="true"/>
    </style:style>
    <style:style style:name="T120" style:family="text">
      <style:text-properties fo:font-size="12.00pt" fo:font-weight="normal" fo:font-family="Consolas" style:font-family-asian="Consolas" style:font-family-complex="Consolas" fo:background-color="transparent" style:use-window-font-color="true"/>
    </style:style>
    <style:style style:name="T121" style:family="text">
      <style:text-properties fo:font-size="9.00pt" fo:font-weight="normal" fo:font-family="Consolas" style:font-family-asian="Consolas" style:font-family-complex="Consolas" fo:background-color="transparent" style:use-window-font-color="true"/>
    </style:style>
    <style:style style:name="T122" style:family="text">
      <style:text-properties fo:font-size="12.00pt" fo:font-weight="normal" fo:font-family="Consolas" style:font-family-asian="Consolas" style:font-family-complex="Consolas" fo:background-color="transparent" style:use-window-font-color="true"/>
    </style:style>
    <style:style style:name="T123" style:family="text">
      <style:text-properties fo:font-size="9.00pt" fo:font-weight="normal" fo:font-family="Consolas" style:font-family-asian="Consolas" style:font-family-complex="Consolas" fo:background-color="transparent" style:use-window-font-color="true"/>
    </style:style>
    <style:style style:name="T124" style:family="text">
      <style:text-properties fo:font-size="12.00pt" fo:font-weight="normal" fo:font-family="Consolas" style:font-family-asian="Consolas" style:font-family-complex="Consolas" fo:background-color="transparent" style:use-window-font-color="true"/>
    </style:style>
    <style:style style:name="T125" style:family="text">
      <style:text-properties fo:font-size="11.00pt" fo:font-weight="normal" fo:font-family="宋体" style:font-family-asian="宋体" style:font-family-complex="宋体" fo:background-color="transparent" style:use-window-font-color="true"/>
    </style:style>
    <style:style style:name="T126" style:family="text">
      <style:text-properties fo:font-size="12.00pt" fo:font-weight="normal" fo:font-family="Consolas" style:font-family-asian="Consolas" style:font-family-complex="Consolas" fo:background-color="transparent" style:use-window-font-color="true"/>
    </style:style>
    <style:style style:name="T127" style:family="text">
      <style:text-properties fo:font-size="9.00pt" fo:font-weight="normal" fo:font-family="Consolas" style:font-family-asian="Consolas" style:font-family-complex="Consolas" fo:background-color="transparent" style:use-window-font-color="true"/>
    </style:style>
    <style:style style:name="T128" style:family="text">
      <style:text-properties fo:font-size="11.00pt" fo:font-weight="normal" fo:font-family="宋体" style:font-family-asian="宋体" style:font-family-complex="宋体" fo:background-color="transparent" style:use-window-font-color="true"/>
    </style:style>
    <style:style style:name="T129" style:family="text">
      <style:text-properties fo:font-size="12.00pt" fo:font-weight="normal" fo:font-family="Consolas" style:font-family-asian="Consolas" style:font-family-complex="Consolas" fo:background-color="transparent" style:use-window-font-color="true"/>
    </style:style>
    <style:style style:name="T130" style:family="text">
      <style:text-properties fo:font-size="9.00pt" fo:font-weight="normal" fo:font-family="Consolas" style:font-family-asian="Consolas" style:font-family-complex="Consolas" fo:background-color="transparent" style:use-window-font-color="true"/>
    </style:style>
    <style:style style:name="T131" style:family="text">
      <style:text-properties fo:font-size="12.00pt" fo:font-weight="normal" fo:font-family="Consolas" style:font-family-asian="Consolas" style:font-family-complex="Consolas" fo:background-color="transparent" style:use-window-font-color="true"/>
    </style:style>
    <style:style style:name="T132" style:family="text">
      <style:text-properties fo:font-size="11.00pt" fo:font-weight="normal" fo:font-family="宋体" style:font-family-asian="宋体" style:font-family-complex="宋体" fo:background-color="transparent" style:use-window-font-color="true"/>
    </style:style>
    <style:style style:name="T133" style:family="text">
      <style:text-properties fo:font-size="12.00pt" fo:font-weight="normal" fo:font-family="Consolas" style:font-family-asian="Consolas" style:font-family-complex="Consolas" fo:background-color="transparent" style:use-window-font-color="true"/>
    </style:style>
    <style:style style:name="T134" style:family="text">
      <style:text-properties fo:font-size="9.00pt" fo:font-weight="normal" fo:font-family="Consolas" style:font-family-asian="Consolas" style:font-family-complex="Consolas" fo:background-color="transparent" style:use-window-font-color="true"/>
    </style:style>
    <style:style style:name="T135" style:family="text">
      <style:text-properties fo:font-size="12.00pt" fo:font-weight="normal" fo:font-family="Consolas" style:font-family-asian="Consolas" style:font-family-complex="Consolas" fo:background-color="transparent" style:use-window-font-color="true"/>
    </style:style>
    <style:style style:name="T136" style:family="text">
      <style:text-properties fo:font-size="11.00pt" fo:font-weight="normal" fo:font-family="宋体" style:font-family-asian="宋体" style:font-family-complex="宋体" fo:background-color="transparent" style:use-window-font-color="true"/>
    </style:style>
    <style:style style:name="T137" style:family="text">
      <style:text-properties fo:font-size="12.00pt" fo:font-weight="normal" fo:font-family="Consolas" style:font-family-asian="Consolas" style:font-family-complex="Consolas" fo:background-color="transparent" style:use-window-font-color="true"/>
    </style:style>
    <style:style style:name="T138" style:family="text">
      <style:text-properties fo:font-size="12.00pt" fo:font-weight="normal" fo:font-family="宋体" style:font-family-asian="宋体" style:font-family-complex="宋体" fo:background-color="transparent" style:use-window-font-color="true"/>
    </style:style>
    <style:style style:name="T139" style:family="text">
      <style:text-properties fo:font-size="12.00pt" fo:font-weight="normal" fo:font-family="Consolas" style:font-family-asian="Consolas" style:font-family-complex="Consolas" fo:background-color="transparent" style:use-window-font-color="true"/>
    </style:style>
    <style:style style:name="T140" style:family="text">
      <style:text-properties fo:font-size="12.00pt" fo:font-weight="normal" fo:font-family="宋体" style:font-family-asian="宋体" style:font-family-complex="宋体" fo:background-color="transparent" style:use-window-font-color="true"/>
    </style:style>
    <style:style style:name="T141" style:family="text">
      <style:text-properties fo:font-size="12.00pt" fo:font-weight="normal" fo:font-family="Consolas" style:font-family-asian="Consolas" style:font-family-complex="Consolas" fo:background-color="transparent" style:use-window-font-color="true"/>
    </style:style>
    <style:style style:name="T142" style:family="text">
      <style:text-properties fo:font-size="11.00pt" fo:font-weight="normal" fo:font-family="Consolas" style:font-family-asian="Consolas" style:font-family-complex="Consolas" fo:background-color="transparent" style:use-window-font-color="true"/>
    </style:style>
    <style:style style:name="T143" style:family="text">
      <style:text-properties fo:font-size="11.00pt" fo:font-weight="normal" fo:font-family="宋体" style:font-family-asian="宋体" style:font-family-complex="宋体" fo:background-color="transparent" style:use-window-font-color="true"/>
    </style:style>
    <style:style style:name="T144" style:family="text">
      <style:text-properties fo:font-size="11.00pt" fo:font-weight="normal" fo:font-family="Consolas" style:font-family-asian="Consolas" style:font-family-complex="Consolas" fo:background-color="transparent" style:use-window-font-color="true"/>
    </style:style>
    <style:style style:name="T145" style:family="text">
      <style:text-properties fo:font-size="11.00pt" fo:font-weight="normal" fo:font-family="宋体" style:font-family-asian="宋体" style:font-family-complex="宋体" fo:background-color="transparent" style:use-window-font-color="true"/>
    </style:style>
    <style:style style:name="T146" style:family="text">
      <style:text-properties fo:font-size="11.00pt" fo:font-weight="normal" fo:font-family="Consolas" style:font-family-asian="Consolas" style:font-family-complex="Consolas" fo:background-color="transparent" style:use-window-font-color="true"/>
    </style:style>
    <style:style style:name="T147" style:family="text">
      <style:text-properties fo:font-size="11.00pt" fo:font-weight="normal" fo:font-family="宋体" style:font-family-asian="宋体" style:font-family-complex="宋体" fo:background-color="transparent" style:use-window-font-color="true"/>
    </style:style>
    <style:style style:name="T148" style:family="text">
      <style:text-properties fo:font-size="9.00pt" fo:font-weight="normal" fo:font-family="Consolas" style:font-family-asian="Consolas" style:font-family-complex="Consolas" fo:background-color="transparent" style:use-window-font-color="true"/>
    </style:style>
    <style:style style:name="T149" style:family="text">
      <style:text-properties fo:font-size="11.00pt" fo:font-weight="normal" fo:font-family="宋体" style:font-family-asian="宋体" style:font-family-complex="宋体" fo:background-color="transparent" style:use-window-font-color="true"/>
    </style:style>
    <style:style style:name="T150" style:family="text">
      <style:text-properties fo:font-size="9.00pt" fo:font-weight="normal" fo:font-family="Consolas" style:font-family-asian="Consolas" style:font-family-complex="Consolas" fo:background-color="transparent" style:use-window-font-color="true"/>
    </style:style>
    <style:style style:name="T151" style:family="text">
      <style:text-properties fo:font-size="11.00pt" fo:font-weight="normal" fo:font-family="宋体" style:font-family-asian="宋体" style:font-family-complex="宋体" fo:background-color="transparent" style:use-window-font-color="true"/>
    </style:style>
    <style:style style:name="T152" style:family="text">
      <style:text-properties fo:font-size="9.00pt" fo:font-weight="normal" fo:font-family="Consolas" style:font-family-asian="Consolas" style:font-family-complex="Consolas" fo:background-color="transparent" style:use-window-font-color="true"/>
    </style:style>
    <style:style style:name="T153" style:family="text">
      <style:text-properties fo:font-size="11.00pt" fo:font-weight="normal" fo:font-family="宋体" style:font-family-asian="宋体" style:font-family-complex="宋体" fo:background-color="transparent" style:use-window-font-color="true"/>
    </style:style>
    <style:style style:name="T154" style:family="text">
      <style:text-properties fo:font-size="9.00pt" fo:font-weight="normal" fo:font-family="Consolas" style:font-family-asian="Consolas" style:font-family-complex="Consolas" fo:background-color="transparent" style:use-window-font-color="true"/>
    </style:style>
    <style:style style:name="T155" style:family="text">
      <style:text-properties fo:font-size="11.00pt" fo:font-weight="normal" fo:font-family="宋体" style:font-family-asian="宋体" style:font-family-complex="宋体" fo:background-color="transparent" style:use-window-font-color="true"/>
    </style:style>
    <style:style style:name="T156" style:family="text">
      <style:text-properties fo:font-size="9.00pt" fo:font-weight="normal" fo:font-family="Consolas" style:font-family-asian="Consolas" style:font-family-complex="Consolas" fo:background-color="transparent" style:use-window-font-color="true"/>
    </style:style>
    <style:style style:name="T157" style:family="text">
      <style:text-properties fo:font-size="11.00pt" fo:font-weight="normal" fo:font-family="宋体" style:font-family-asian="宋体" style:font-family-complex="宋体" fo:background-color="transparent" style:use-window-font-color="true"/>
    </style:style>
    <style:style style:name="T158" style:family="text">
      <style:text-properties fo:font-size="9.00pt" fo:font-weight="normal" fo:font-family="Consolas" style:font-family-asian="Consolas" style:font-family-complex="Consolas" fo:background-color="transparent" style:use-window-font-color="true"/>
    </style:style>
    <style:style style:name="T159" style:family="text">
      <style:text-properties fo:font-size="11.00pt" fo:font-weight="normal" fo:font-family="宋体" style:font-family-asian="宋体" style:font-family-complex="宋体" fo:background-color="transparent" style:use-window-font-color="true"/>
    </style:style>
    <style:style style:name="T160" style:family="text">
      <style:text-properties fo:font-size="9.00pt" fo:font-weight="normal" fo:font-family="Consolas" style:font-family-asian="Consolas" style:font-family-complex="Consolas" fo:background-color="transparent" style:use-window-font-color="true"/>
    </style:style>
    <style:style style:name="T161" style:family="text">
      <style:text-properties fo:font-size="11.00pt" fo:font-weight="normal" fo:font-family="宋体" style:font-family-asian="宋体" style:font-family-complex="宋体" fo:background-color="transparent" style:use-window-font-color="true"/>
    </style:style>
    <style:style style:name="T162" style:family="text">
      <style:text-properties fo:font-size="9.00pt" fo:font-weight="normal" fo:font-family="Consolas" style:font-family-asian="Consolas" style:font-family-complex="Consolas" fo:background-color="transparent" style:use-window-font-color="true"/>
    </style:style>
    <style:style style:name="T163" style:family="text">
      <style:text-properties fo:font-size="11.00pt" fo:font-weight="normal" fo:font-family="宋体" style:font-family-asian="宋体" style:font-family-complex="宋体" fo:background-color="transparent" style:use-window-font-color="true"/>
    </style:style>
    <style:style style:name="T164" style:family="text">
      <style:text-properties fo:font-size="9.00pt" fo:font-weight="normal" fo:font-family="Consolas" style:font-family-asian="Consolas" style:font-family-complex="Consolas" fo:background-color="transparent" style:use-window-font-color="true"/>
    </style:style>
    <style:style style:name="T165" style:family="text">
      <style:text-properties fo:font-size="11.00pt" fo:font-weight="normal" fo:font-family="宋体" style:font-family-asian="宋体" style:font-family-complex="宋体" fo:background-color="transparent" style:use-window-font-color="true"/>
    </style:style>
    <style:style style:name="T166" style:family="text">
      <style:text-properties fo:font-size="9.00pt" fo:font-weight="normal" fo:font-family="Consolas" style:font-family-asian="Consolas" style:font-family-complex="Consolas" fo:background-color="transparent" style:use-window-font-color="true"/>
    </style:style>
    <style:style style:name="T167" style:family="text">
      <style:text-properties fo:font-size="11.00pt" fo:font-weight="normal" fo:font-family="宋体" style:font-family-asian="宋体" style:font-family-complex="宋体" fo:background-color="transparent" style:use-window-font-color="true"/>
    </style:style>
    <style:style style:name="T168" style:family="text">
      <style:text-properties fo:font-size="9.00pt" fo:font-weight="normal" fo:font-family="Consolas" style:font-family-asian="Consolas" style:font-family-complex="Consolas" fo:background-color="transparent" style:use-window-font-color="true"/>
    </style:style>
    <style:style style:name="T169" style:family="text">
      <style:text-properties fo:font-size="11.00pt" fo:font-weight="normal" fo:font-family="宋体" style:font-family-asian="宋体" style:font-family-complex="宋体" fo:background-color="transparent" style:use-window-font-color="true"/>
    </style:style>
    <style:style style:name="T170" style:family="text">
      <style:text-properties fo:font-size="9.00pt" fo:font-weight="normal" fo:font-family="Consolas" style:font-family-asian="Consolas" style:font-family-complex="Consolas" fo:background-color="transparent" style:use-window-font-color="true"/>
    </style:style>
    <style:style style:name="T171" style:family="text">
      <style:text-properties fo:font-size="11.00pt" fo:font-weight="normal" fo:font-family="宋体" style:font-family-asian="宋体" style:font-family-complex="宋体" fo:background-color="transparent" style:use-window-font-color="true"/>
    </style:style>
    <style:style style:name="T172" style:family="text">
      <style:text-properties fo:font-size="9.00pt" fo:font-weight="normal" fo:font-family="Consolas" style:font-family-asian="Consolas" style:font-family-complex="Consolas" fo:background-color="transparent" style:use-window-font-color="true"/>
    </style:style>
    <style:style style:name="T173" style:family="text">
      <style:text-properties fo:font-size="11.00pt" fo:font-weight="normal" fo:font-family="宋体" style:font-family-asian="宋体" style:font-family-complex="宋体" fo:background-color="transparent" style:use-window-font-color="true"/>
    </style:style>
    <style:style style:name="T174" style:family="text">
      <style:text-properties fo:font-size="9.00pt" fo:font-weight="normal" fo:font-family="Consolas" style:font-family-asian="Consolas" style:font-family-complex="Consolas" fo:background-color="transparent" style:use-window-font-color="true"/>
    </style:style>
    <style:style style:name="T175" style:family="text">
      <style:text-properties fo:font-size="11.00pt" fo:font-weight="normal" fo:font-family="宋体" style:font-family-asian="宋体" style:font-family-complex="宋体" fo:background-color="transparent" style:use-window-font-color="true"/>
    </style:style>
    <style:style style:name="T176" style:family="text">
      <style:text-properties fo:font-size="9.00pt" fo:font-weight="normal" fo:font-family="Consolas" style:font-family-asian="Consolas" style:font-family-complex="Consolas" fo:background-color="transparent" style:use-window-font-color="true"/>
    </style:style>
    <style:style style:name="T177" style:family="text">
      <style:text-properties fo:font-size="11.00pt" fo:font-weight="normal" fo:font-family="宋体" style:font-family-asian="宋体" style:font-family-complex="宋体" fo:background-color="transparent" style:use-window-font-color="true"/>
    </style:style>
    <style:style style:name="T178" style:family="text">
      <style:text-properties fo:font-size="9.00pt" fo:font-weight="normal" fo:font-family="Consolas" style:font-family-asian="Consolas" style:font-family-complex="Consolas" fo:background-color="transparent" style:use-window-font-color="true"/>
    </style:style>
    <style:style style:name="T179" style:family="text">
      <style:text-properties fo:font-size="11.00pt" fo:font-weight="normal" fo:font-family="宋体" style:font-family-asian="宋体" style:font-family-complex="宋体" fo:background-color="transparent" style:use-window-font-color="true"/>
    </style:style>
    <style:style style:name="T180" style:family="text">
      <style:text-properties fo:font-size="9.00pt" fo:font-weight="normal" fo:font-family="Consolas" style:font-family-asian="Consolas" style:font-family-complex="Consolas" fo:background-color="transparent" style:use-window-font-color="true"/>
    </style:style>
    <style:style style:name="T181"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182" style:family="text">
      <style:text-properties fo:font-size="9.00pt" fo:font-weight="normal" fo:font-family="Consolas" style:font-family-asian="Consolas" style:font-family-complex="Consolas" fo:background-color="transparent" style:use-window-font-color="true"/>
    </style:style>
    <style:style style:name="T183" style:family="text">
      <style:text-properties fo:font-size="11.00pt" fo:font-weight="normal" fo:font-family="宋体" style:font-family-asian="宋体" style:font-family-complex="宋体" fo:background-color="transparent" style:use-window-font-color="true"/>
    </style:style>
    <style:style style:name="T184" style:family="text">
      <style:text-properties fo:font-size="9.00pt" fo:font-weight="normal" fo:font-family="Consolas" style:font-family-asian="Consolas" style:font-family-complex="Consolas" fo:background-color="transparent" style:use-window-font-color="true"/>
    </style:style>
    <style:style style:name="T185"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186" style:family="text">
      <style:text-properties fo:font-size="9.00pt" fo:font-weight="normal" fo:font-family="Consolas" style:font-family-asian="Consolas" style:font-family-complex="Consolas" fo:background-color="transparent" style:use-window-font-color="true"/>
    </style:style>
    <style:style style:name="T187" style:family="text">
      <style:text-properties fo:font-size="11.00pt" fo:font-weight="normal" fo:font-family="宋体" style:font-family-asian="宋体" style:font-family-complex="宋体" fo:background-color="transparent" style:use-window-font-color="true"/>
    </style:style>
    <style:style style:name="T188" style:family="text">
      <style:text-properties fo:font-size="9.00pt" fo:font-weight="normal" fo:font-family="Consolas" style:font-family-asian="Consolas" style:font-family-complex="Consolas" fo:background-color="transparent" style:use-window-font-color="true"/>
    </style:style>
    <style:style style:name="T189"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190" style:family="text">
      <style:text-properties fo:font-size="9.00pt" fo:font-weight="normal" fo:font-family="Consolas" style:font-family-asian="Consolas" style:font-family-complex="Consolas" fo:background-color="transparent" style:use-window-font-color="true"/>
    </style:style>
    <style:style style:name="T191" style:family="text">
      <style:text-properties fo:font-size="11.00pt" fo:font-weight="normal" fo:font-family="宋体" style:font-family-asian="宋体" style:font-family-complex="宋体" fo:background-color="transparent" style:use-window-font-color="true"/>
    </style:style>
    <style:style style:name="T192" style:family="text">
      <style:text-properties fo:font-size="9.00pt" fo:font-weight="normal" fo:font-family="Consolas" style:font-family-asian="Consolas" style:font-family-complex="Consolas" fo:background-color="transparent" style:use-window-font-color="true"/>
    </style:style>
    <style:style style:name="T193"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194" style:family="text">
      <style:text-properties fo:font-size="9.00pt" fo:font-weight="normal" fo:font-family="Consolas" style:font-family-asian="Consolas" style:font-family-complex="Consolas" fo:background-color="transparent" style:use-window-font-color="true"/>
    </style:style>
    <style:style style:name="T195" style:family="text">
      <style:text-properties fo:font-size="11.00pt" fo:font-weight="normal" fo:font-family="宋体" style:font-family-asian="宋体" style:font-family-complex="宋体" fo:background-color="transparent" style:use-window-font-color="true"/>
    </style:style>
    <style:style style:name="T196" style:family="text">
      <style:text-properties fo:font-size="9.00pt" fo:font-weight="normal" fo:font-family="Consolas" style:font-family-asian="Consolas" style:font-family-complex="Consolas" fo:background-color="transparent" style:use-window-font-color="true"/>
    </style:style>
    <style:style style:name="T197"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198" style:family="text">
      <style:text-properties fo:font-size="9.00pt" fo:font-weight="normal" fo:font-family="Consolas" style:font-family-asian="Consolas" style:font-family-complex="Consolas" fo:background-color="transparent" style:use-window-font-color="true"/>
    </style:style>
    <style:style style:name="T199" style:family="text">
      <style:text-properties fo:font-size="11.00pt" fo:font-weight="normal" fo:font-family="宋体" style:font-family-asian="宋体" style:font-family-complex="宋体" fo:background-color="transparent" style:use-window-font-color="true"/>
    </style:style>
    <style:style style:name="T200" style:family="text">
      <style:text-properties fo:font-size="9.00pt" fo:font-weight="normal" fo:font-family="Consolas" style:font-family-asian="Consolas" style:font-family-complex="Consolas" fo:background-color="transparent" style:use-window-font-color="true"/>
    </style:style>
    <style:style style:name="T201"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02" style:family="text">
      <style:text-properties fo:font-size="9.00pt" fo:font-weight="normal" fo:font-family="Consolas" style:font-family-asian="Consolas" style:font-family-complex="Consolas" fo:background-color="transparent" style:use-window-font-color="true"/>
    </style:style>
    <style:style style:name="T203" style:family="text">
      <style:text-properties fo:font-size="11.00pt" fo:font-weight="normal" fo:font-family="宋体" style:font-family-asian="宋体" style:font-family-complex="宋体" fo:background-color="transparent" style:use-window-font-color="true"/>
    </style:style>
    <style:style style:name="T204" style:family="text">
      <style:text-properties fo:font-size="9.00pt" fo:font-weight="normal" fo:font-family="Consolas" style:font-family-asian="Consolas" style:font-family-complex="Consolas" fo:background-color="transparent" style:use-window-font-color="true"/>
    </style:style>
    <style:style style:name="T205" style:family="text">
      <style:text-properties fo:font-size="11.00pt" fo:font-weight="normal" fo:font-family="宋体" style:font-family-asian="宋体" style:font-family-complex="宋体" fo:background-color="transparent" style:use-window-font-color="true"/>
    </style:style>
    <style:style style:name="T206" style:family="text">
      <style:text-properties fo:font-size="9.00pt" fo:font-weight="normal" fo:font-family="Consolas" style:font-family-asian="Consolas" style:font-family-complex="Consolas" fo:background-color="transparent" style:use-window-font-color="true"/>
    </style:style>
    <style:style style:name="T207"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08" style:family="text">
      <style:text-properties fo:font-size="9.00pt" fo:font-weight="normal" fo:font-family="Consolas" style:font-family-asian="Consolas" style:font-family-complex="Consolas" fo:background-color="transparent" style:use-window-font-color="true"/>
    </style:style>
    <style:style style:name="T209" style:family="text">
      <style:text-properties fo:font-size="11.00pt" fo:font-weight="normal" fo:font-family="宋体" style:font-family-asian="宋体" style:font-family-complex="宋体" fo:background-color="transparent" style:use-window-font-color="true"/>
    </style:style>
    <style:style style:name="T210" style:family="text">
      <style:text-properties fo:font-size="9.00pt" fo:font-weight="normal" fo:font-family="Consolas" style:font-family-asian="Consolas" style:font-family-complex="Consolas" fo:background-color="transparent" style:use-window-font-color="true"/>
    </style:style>
    <style:style style:name="T211"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12" style:family="text">
      <style:text-properties fo:font-size="9.00pt" fo:font-weight="normal" fo:font-family="Consolas" style:font-family-asian="Consolas" style:font-family-complex="Consolas" fo:background-color="transparent" style:use-window-font-color="true"/>
    </style:style>
    <style:style style:name="T213" style:family="text">
      <style:text-properties fo:font-size="11.00pt" fo:font-weight="normal" fo:font-family="宋体" style:font-family-asian="宋体" style:font-family-complex="宋体" fo:background-color="transparent" style:use-window-font-color="true"/>
    </style:style>
    <style:style style:name="T214" style:family="text">
      <style:text-properties fo:font-size="9.00pt" fo:font-weight="normal" fo:font-family="Consolas" style:font-family-asian="Consolas" style:font-family-complex="Consolas" fo:background-color="transparent" style:use-window-font-color="true"/>
    </style:style>
    <style:style style:name="T215"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16" style:family="text">
      <style:text-properties fo:font-size="9.00pt" fo:font-weight="normal" fo:font-family="Consolas" style:font-family-asian="Consolas" style:font-family-complex="Consolas" fo:background-color="transparent" style:use-window-font-color="true"/>
    </style:style>
    <style:style style:name="T217" style:family="text">
      <style:text-properties fo:font-size="11.00pt" fo:font-weight="normal" fo:font-family="宋体" style:font-family-asian="宋体" style:font-family-complex="宋体" fo:background-color="transparent" style:use-window-font-color="true"/>
    </style:style>
    <style:style style:name="T218" style:family="text">
      <style:text-properties fo:font-size="9.00pt" fo:font-weight="normal" fo:font-family="Consolas" style:font-family-asian="Consolas" style:font-family-complex="Consolas" fo:background-color="transparent" style:use-window-font-color="true"/>
    </style:style>
    <style:style style:name="T219"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20" style:family="text">
      <style:text-properties fo:font-size="9.00pt" fo:font-weight="normal" fo:font-family="Consolas" style:font-family-asian="Consolas" style:font-family-complex="Consolas" fo:background-color="transparent" style:use-window-font-color="true"/>
    </style:style>
    <style:style style:name="T221" style:family="text">
      <style:text-properties fo:font-size="11.00pt" fo:font-weight="normal" fo:font-family="宋体" style:font-family-asian="宋体" style:font-family-complex="宋体" fo:background-color="transparent" style:use-window-font-color="true"/>
    </style:style>
    <style:style style:name="T222" style:family="text">
      <style:text-properties fo:font-size="9.00pt" fo:font-weight="normal" fo:font-family="Consolas" style:font-family-asian="Consolas" style:font-family-complex="Consolas" fo:background-color="transparent" style:use-window-font-color="true"/>
    </style:style>
    <style:style style:name="T223"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24" style:family="text">
      <style:text-properties fo:font-size="9.00pt" fo:font-weight="normal" fo:font-family="Consolas" style:font-family-asian="Consolas" style:font-family-complex="Consolas" fo:background-color="transparent" style:use-window-font-color="true"/>
    </style:style>
    <style:style style:name="T225" style:family="text">
      <style:text-properties fo:font-size="11.00pt" fo:font-weight="normal" fo:font-family="宋体" style:font-family-asian="宋体" style:font-family-complex="宋体" fo:background-color="transparent" style:use-window-font-color="true"/>
    </style:style>
    <style:style style:name="T226" style:family="text">
      <style:text-properties fo:font-size="9.00pt" fo:font-weight="normal" fo:font-family="Consolas" style:font-family-asian="Consolas" style:font-family-complex="Consolas" fo:background-color="transparent" style:use-window-font-color="true"/>
    </style:style>
    <style:style style:name="T227" style:family="text">
      <style:text-properties fo:font-size="9.00pt" fo:font-weight="normal" style:text-underline-mode="continuous" style:text-underline-type="single" style:text-underline-style="solid" style:text-underline-width="normal" fo:font-family="Consolas" style:font-family-asian="Consolas" style:font-family-complex="Consolas" fo:background-color="transparent" fo:color="#0000ff"/>
    </style:style>
    <style:style style:name="T228" style:family="text">
      <style:text-properties fo:font-size="9.00pt" fo:font-weight="normal" fo:font-family="Consolas" style:font-family-asian="Consolas" style:font-family-complex="Consolas" fo:background-color="transparent" style:use-window-font-color="true"/>
    </style:style>
    <style:style style:name="T229" style:family="text">
      <style:text-properties fo:font-size="12.00pt" fo:font-weight="normal" fo:font-family="Consolas" style:font-family-asian="Consolas" style:font-family-complex="Consolas"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style:style>
    <style:style style:name="P5" style:family="paragraph">
      <style:paragraph-properties fo:line-height="100.00%" fo:text-align="justify" fo:margin-left="3.05pt" fo:text-indent="-2.75pt">
        <style:tab-stops>
          <style:tab-stop style:position="117.60pt"/>
          <style:tab-stop style:position="3286.60pt" style:type="center"/>
          <style:tab-stop style:position="421118.60pt" style:type="right"/>
          <style:tab-stop style:position="-3.05pt"/>
        </style:tab-stops>
      </style:paragraph-properties>
    </style:style>
    <style:style style:name="P6" style:family="paragraph">
      <style:paragraph-properties fo:line-height="100.00%" fo:text-align="left"/>
    </style:style>
    <style:style style:name="P7" style:family="paragraph">
      <style:paragraph-properties fo:line-height="100.00%" fo:text-align="justify" fo:margin-left="3.05pt" fo:text-indent="-2.75pt">
        <style:tab-stops>
          <style:tab-stop style:position="117.60pt"/>
          <style:tab-stop style:position="3286.60pt" style:type="center"/>
          <style:tab-stop style:position="421118.60pt" style:type="right"/>
          <style:tab-stop style:position="-3.05pt"/>
        </style:tab-stops>
      </style:paragraph-properties>
    </style:style>
    <style:style style:name="P8" style:family="paragraph">
      <style:paragraph-properties fo:line-height="100.00%" fo:text-align="justify" fo:margin-left="3.05pt" fo:text-indent="-2.75pt">
        <style:tab-stops>
          <style:tab-stop style:position="117.60pt"/>
          <style:tab-stop style:position="3286.60pt" style:type="center"/>
          <style:tab-stop style:position="421118.60pt" style:type="right"/>
          <style:tab-stop style:position="-3.05pt"/>
        </style:tab-stops>
      </style:paragraph-properties>
    </style:style>
    <style:style style:name="P9" style:family="paragraph">
      <style:paragraph-properties fo:line-height="100.00%" fo:text-align="left"/>
    </style:style>
    <style:style style:name="P10" style:family="paragraph">
      <style:paragraph-properties fo:line-height="100.00%" fo:text-align="justify" fo:margin-left="3.05pt" fo:text-indent="-2.75pt">
        <style:tab-stops>
          <style:tab-stop style:position="117.60pt"/>
          <style:tab-stop style:position="3286.60pt" style:type="center"/>
          <style:tab-stop style:position="421118.60pt" style:type="right"/>
          <style:tab-stop style:position="-3.05pt"/>
        </style:tab-stops>
      </style:paragraph-properties>
    </style:style>
    <style:style style:name="P11" style:family="paragraph">
      <style:paragraph-properties fo:line-height="100.00%" fo:text-align="left"/>
    </style:style>
    <style:style style:name="P12" style:family="paragraph">
      <style:paragraph-properties fo:line-height="100.00%" fo:text-align="justify" fo:margin-left="3.05pt" fo:text-indent="-2.75pt">
        <style:tab-stops>
          <style:tab-stop style:position="117.60pt"/>
          <style:tab-stop style:position="3286.60pt" style:type="center"/>
          <style:tab-stop style:position="421118.60pt" style:type="right"/>
          <style:tab-stop style:position="-3.05pt"/>
        </style:tab-stops>
      </style:paragraph-properties>
    </style:style>
    <style:style style:name="P13" style:family="paragraph">
      <style:paragraph-properties fo:line-height="100.00%" fo:text-align="left"/>
    </style:style>
    <style:style style:name="P14" style:family="paragraph">
      <style:paragraph-properties fo:line-height="100.00%" fo:text-align="justify" fo:margin-left="3.05pt" fo:text-indent="-2.75pt">
        <style:tab-stops>
          <style:tab-stop style:position="117.60pt"/>
          <style:tab-stop style:position="3286.60pt" style:type="center"/>
          <style:tab-stop style:position="421118.60pt" style:type="right"/>
          <style:tab-stop style:position="-3.05pt"/>
        </style:tab-stops>
      </style:paragraph-properties>
    </style:style>
    <style:style style:name="P15" style:family="paragraph">
      <style:paragraph-properties fo:line-height="100.00%" fo:text-align="left"/>
    </style:style>
    <style:style style:name="P16" style:family="paragraph">
      <style:paragraph-properties fo:line-height="100.00%" fo:text-align="justify" fo:margin-left="2.75pt" fo:text-indent="-2.75pt">
        <style:tab-stops>
          <style:tab-stop style:position="117.80pt"/>
          <style:tab-stop style:position="3286.90pt" style:type="center"/>
          <style:tab-stop style:position="421118.90pt" style:type="right"/>
          <style:tab-stop style:position="-2.75pt"/>
        </style:tab-stops>
      </style:paragraph-properties>
    </style:style>
    <style:style style:name="P17" style:family="paragraph">
      <style:paragraph-properties fo:line-height="100.00%" fo:text-align="left"/>
    </style:style>
    <style:style style:name="P18" style:family="paragraph">
      <style:paragraph-properties fo:line-height="100.00%" fo:text-align="justify" fo:margin-left="2.75pt" fo:text-indent="-2.75pt">
        <style:tab-stops>
          <style:tab-stop style:position="117.80pt"/>
          <style:tab-stop style:position="3286.90pt" style:type="center"/>
          <style:tab-stop style:position="421118.90pt" style:type="right"/>
          <style:tab-stop style:position="-2.75pt"/>
        </style:tab-stops>
      </style:paragraph-properties>
    </style:style>
    <style:style style:name="P19" style:family="paragraph">
      <style:paragraph-properties fo:line-height="100.00%" fo:text-align="justify" fo:margin-left="2.75pt" fo:text-indent="-2.75pt">
        <style:tab-stops>
          <style:tab-stop style:position="117.80pt"/>
          <style:tab-stop style:position="3286.90pt" style:type="center"/>
          <style:tab-stop style:position="421118.90pt" style:type="right"/>
          <style:tab-stop style:position="-2.75pt"/>
        </style:tab-stops>
      </style:paragraph-properties>
    </style:style>
    <style:style style:name="P20" style:family="paragraph">
      <style:paragraph-properties fo:line-height="100.00%" fo:text-align="left"/>
    </style:style>
    <style:style style:name="P21" style:family="paragraph">
      <style:paragraph-properties fo:line-height="100.00%" fo:text-align="justify" fo:margin-left="2.75pt" fo:text-indent="-2.75pt">
        <style:tab-stops>
          <style:tab-stop style:position="117.80pt"/>
          <style:tab-stop style:position="3286.90pt" style:type="center"/>
          <style:tab-stop style:position="421118.90pt" style:type="right"/>
          <style:tab-stop style:position="-2.75pt"/>
        </style:tab-stops>
      </style:paragraph-properties>
    </style:style>
    <style:style style:name="P22" style:family="paragraph">
      <style:paragraph-properties fo:line-height="100.00%" fo:text-align="left"/>
    </style:style>
    <style:style style:name="P23" style:family="paragraph">
      <style:paragraph-properties fo:line-height="100.00%" fo:text-align="justify" fo:margin-left="2.75pt" fo:text-indent="-2.75pt">
        <style:tab-stops>
          <style:tab-stop style:position="117.80pt"/>
          <style:tab-stop style:position="3286.90pt" style:type="center"/>
          <style:tab-stop style:position="421118.90pt" style:type="right"/>
          <style:tab-stop style:position="-2.75pt"/>
        </style:tab-stops>
      </style:paragraph-properties>
    </style:style>
    <style:style style:name="P24" style:family="paragraph">
      <style:paragraph-properties fo:line-height="100.00%" fo:text-align="left"/>
    </style:style>
    <style:style style:name="P25" style:family="paragraph">
      <style:paragraph-properties fo:line-height="100.00%" fo:text-align="justify" fo:margin-left="2.75pt" fo:text-indent="-2.75pt">
        <style:tab-stops>
          <style:tab-stop style:position="117.80pt"/>
          <style:tab-stop style:position="3286.90pt" style:type="center"/>
          <style:tab-stop style:position="421118.90pt" style:type="right"/>
          <style:tab-stop style:position="-2.75pt"/>
        </style:tab-stops>
      </style:paragraph-properties>
    </style:style>
    <style:style style:name="P26" style:family="paragraph">
      <style:paragraph-properties fo:line-height="100.00%" fo:text-align="lef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00.00%" fo:text-align="left" fo:margin-left="-18.00pt" fo:text-indent="18.00pt"/>
    </style:style>
    <style:style style:name="P28" style:family="paragraph">
      <style:paragraph-properties fo:line-height="100.00%" fo:text-align="left" fo:margin-left="0.00pt" fo:text-indent="-18.00pt"/>
    </style:style>
    <style:style style:name="P29" style:family="paragraph">
      <style:paragraph-properties fo:line-height="100.00%" fo:text-align="left"/>
    </style:style>
    <style:style style:name="P30" style:family="paragraph">
      <style:paragraph-properties fo:line-height="100.00%" fo:text-align="left" fo:margin-left="0.00pt" fo:text-indent="-18.00pt"/>
    </style:style>
    <style:style style:name="P31" style:family="paragraph">
      <style:paragraph-properties fo:line-height="100.00%" fo:text-align="left"/>
    </style:style>
    <style:style style:name="P32" style:family="paragraph">
      <style:paragraph-properties fo:line-height="100.00%" fo:text-align="left" fo:margin-left="0.00pt" fo:text-indent="-18.00pt"/>
    </style:style>
    <style:style style:name="P33" style:family="paragraph">
      <style:paragraph-properties fo:line-height="100.00%" fo:text-align="left"/>
    </style:style>
    <style:style style:name="P34" style:family="paragraph">
      <style:paragraph-properties fo:line-height="100.00%" fo:text-align="left" fo:margin-left="42.00pt" fo:text-indent="0.00pt"/>
    </style:style>
    <style:style style:name="P35" style:family="paragraph">
      <style:paragraph-properties fo:line-height="100.00%" fo:text-align="left"/>
    </style:style>
    <style:style style:name="P36" style:family="paragraph">
      <style:paragraph-properties fo:line-height="100.00%" fo:text-align="left" fo:margin-left="42.00pt" fo:text-indent="0.00pt"/>
    </style:style>
    <style:style style:name="P37" style:family="paragraph">
      <style:paragraph-properties fo:line-height="100.00%" fo:text-align="left"/>
    </style:style>
    <style:style style:name="P38" style:family="paragraph">
      <style:paragraph-properties fo:line-height="100.00%" fo:text-align="left" fo:margin-left="42.00pt" fo:text-indent="0.00pt"/>
    </style:style>
    <style:style style:name="P39" style:family="paragraph">
      <style:paragraph-properties fo:line-height="100.00%" fo:text-align="left"/>
    </style:style>
    <style:style style:name="P40" style:family="paragraph">
      <style:paragraph-properties fo:line-height="100.00%" fo:text-align="left" fo:margin-left="42.00pt" fo:text-indent="0.00pt"/>
    </style:style>
    <style:style style:name="P41" style:family="paragraph">
      <style:paragraph-properties fo:line-height="100.00%" fo:text-align="left"/>
    </style:style>
    <style:style style:name="P42" style:family="paragraph">
      <style:paragraph-properties fo:line-height="100.00%" fo:text-align="left" fo:margin-left="42.00pt" fo:text-indent="0.00pt"/>
    </style:style>
    <style:style style:name="P43" style:family="paragraph">
      <style:paragraph-properties fo:line-height="100.00%" fo:text-align="left"/>
    </style:style>
    <style:style style:name="P44" style:family="paragraph">
      <style:paragraph-properties fo:line-height="100.00%" fo:text-align="left" fo:margin-left="-21.00pt" fo:text-indent="19.50pt"/>
    </style:style>
    <style:style style:name="P45" style:family="paragraph">
      <style:paragraph-properties fo:line-height="100.00%" fo:text-align="left"/>
    </style:style>
    <style:style style:name="P46" style:family="paragraph">
      <style:paragraph-properties fo:line-height="100.00%" fo:text-align="left" fo:margin-left="-21.00pt" fo:text-indent="19.50pt"/>
    </style:style>
    <style:style style:name="P47" style:family="paragraph">
      <style:paragraph-properties fo:line-height="100.00%" fo:text-align="left"/>
    </style:style>
    <style:style style:name="P48" style:family="paragraph">
      <style:paragraph-properties fo:line-height="100.00%" fo:text-align="left" fo:margin-left="42.00pt" fo:text-indent="0.00pt"/>
    </style:style>
    <style:style style:name="P49" style:family="paragraph">
      <style:paragraph-properties fo:line-height="100.00%" fo:text-align="left" fo:margin-left="63.00pt" fo:text-indent="19.50pt"/>
    </style:style>
    <style:style style:name="P50" style:family="paragraph">
      <style:paragraph-properties fo:line-height="100.00%" fo:text-align="left"/>
    </style:style>
    <style:style style:name="P51" style:family="paragraph">
      <style:paragraph-properties fo:line-height="100.00%" fo:text-align="left" fo:margin-left="42.00pt" fo:text-indent="0.00pt"/>
    </style:style>
    <style:style style:name="P52" style:family="paragraph">
      <style:paragraph-properties fo:line-height="100.00%" fo:text-align="left"/>
    </style:style>
    <style:style style:name="P53" style:family="paragraph">
      <style:paragraph-properties fo:line-height="100.00%" fo:text-align="left" fo:margin-left="42.00pt" fo:text-indent="0.00pt"/>
    </style:style>
    <style:style style:name="P54" style:family="paragraph">
      <style:paragraph-properties fo:line-height="100.00%" fo:text-align="left"/>
    </style:style>
    <style:style style:name="P55" style:family="paragraph">
      <style:paragraph-properties fo:line-height="100.00%" fo:text-align="left" fo:margin-left="42.00pt" fo:text-indent="0.00pt"/>
    </style:style>
    <style:style style:name="P56" style:family="paragraph">
      <style:paragraph-properties fo:line-height="100.00%" fo:text-align="left"/>
    </style:style>
    <style:style style:name="P57" style:family="paragraph">
      <style:paragraph-properties fo:line-height="100.00%" fo:text-align="left" fo:margin-left="42.00pt" fo:text-indent="0.00pt"/>
    </style:style>
    <style:style style:name="P58" style:family="paragraph">
      <style:paragraph-properties fo:line-height="100.00%" fo:text-align="left"/>
    </style:style>
    <style:style style:name="P59" style:family="paragraph">
      <style:paragraph-properties fo:line-height="100.00%" fo:text-align="left" fo:margin-left="42.00pt" fo:text-indent="0.00pt"/>
    </style:style>
    <style:style style:name="P60" style:family="paragraph">
      <style:paragraph-properties fo:line-height="100.00%" fo:text-align="left"/>
    </style:style>
    <style:style style:name="P61" style:family="paragraph">
      <style:paragraph-properties fo:line-height="100.00%" fo:text-align="left" fo:margin-left="42.00pt" fo:text-indent="0.00pt"/>
    </style:style>
    <style:style style:name="P62" style:family="paragraph">
      <style:paragraph-properties fo:line-height="100.00%" fo:text-align="left" fo:margin-left="63.00pt" fo:text-indent="0.00pt"/>
    </style:style>
    <style:style style:name="P63" style:family="paragraph">
      <style:paragraph-properties fo:line-height="100.00%" fo:text-align="left"/>
    </style:style>
    <style:style style:name="P64" style:family="paragraph">
      <style:paragraph-properties fo:line-height="100.00%" fo:text-align="left"/>
    </style:style>
    <style:style style:name="P65" style:family="paragraph">
      <style:paragraph-properties fo:line-height="100.00%" fo:text-align="left"/>
    </style:style>
    <style:style style:name="TableColumn0100" style:family="table-column">
      <style:table-column-properties style:column-width="1.675694in"/>
    </style:style>
    <style:style style:name="TableColumn0101" style:family="table-column">
      <style:table-column-properties style:column-width="1.675694in"/>
    </style:style>
    <style:style style:name="TableColumn0102" style:family="table-column">
      <style:table-column-properties style:column-width="1.675694in"/>
    </style:style>
    <style:style style:name="TableColumn0103" style:family="table-column">
      <style:table-column-properties style:column-width="1.675694in"/>
    </style:style>
    <style:style style:name="Table01" style:family="table">
      <style:table-properties style:width="6.702778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200" style:family="table-column">
      <style:table-column-properties style:column-width="1.674306in"/>
    </style:style>
    <style:style style:name="TableColumn0201" style:family="table-column">
      <style:table-column-properties style:column-width="1.674306in"/>
    </style:style>
    <style:style style:name="TableColumn0202" style:family="table-column">
      <style:table-column-properties style:column-width="1.674306in"/>
    </style:style>
    <style:style style:name="TableColumn0203" style:family="table-column">
      <style:table-column-properties style:column-width="1.675000in"/>
    </style:style>
    <style:style style:name="Table02" style:family="table">
      <style:table-properties style:width="6.697917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0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1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2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ell020303"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ext:p text:style-name="P1"><text:span text:style-name="T1">PART 1</text:span></text:p>
      <text:list text:style-name="L2">
        <text:list-item>
          <text:p text:style-name="P2"><text:span text:style-name="T1">d = 56b / ( 500 kb/s ) + 2ms +56b / (64kb/s) = (56/500 + 56/64 + 2)ms = 2.987ms<text:line-break/></text:span><text:span text:style-name="T2"/></text:p>
        </text:list-item>
        <text:list-item>
          <text:p text:style-name="P2"><text:span text:style-name="T3">a. n = (1Mb/s)/(100kb/s) = 10<text:line-break/>b. p = 10% = 0.1<text:line-break/>c. C(40,n) * p</text:span><text:span text:style-name="T4">n</text:span><text:span text:style-name="T5"><text:s/>* (1-p)</text:span><text:span text:style-name="T6">40-n</text:span><text:span text:style-name="T7"><text:s/>= 40!/(n!(40-n)!)*0.1</text:span><text:span text:style-name="T8">n</text:span><text:span text:style-name="T9">*0.9</text:span><text:span text:style-name="T10">40-n</text:span><text:span text:style-name="T11"><text:line-break/>d. 1.4697224972242656e-3<text:line-break/><text:tab/>in GHCi: <text:line-break/><text:tab/><text:tab/>let ce n k = div (foldl (*) 1 [k+1..n]) (foldl (*) 1 [1..n-k])<text:line-break/><text:tab/><text:tab/>let pn n = (fromIntegral (ce 40 n)) * 0.1^n * 0.9^(40-n) <text:line-break/><text:tab/><text:tab/>foldl (+) 0 ( map pn [11..40] )<text:line-break/></text:span><text:span text:style-name="T12"/></text:p>
        </text:list-item>
        <text:list-item>
          <text:p text:style-name="P4"><text:span text:style-name="T13"><text:line-break/>Intra-continent:<text:s text:c="2"/>61.135.181.175</text:span></text:p>
        </text:list-item>
      </text:list>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6"><text:span text:style-name="T15">time</text:span><text:span text:style-name="T16"/></text:p>
          </table:table-cell>
          <table:table-cell table:style-name="TableCell010001">
            <text:p text:style-name="P6"><text:span text:style-name="T17">1</text:span><text:span text:style-name="T18"/></text:p>
          </table:table-cell>
          <table:table-cell table:style-name="TableCell010002">
            <text:p text:style-name="P6"><text:span text:style-name="T19">2</text:span><text:span text:style-name="T20"/></text:p>
          </table:table-cell>
          <table:table-cell table:style-name="TableCell010003">
            <text:p text:style-name="P6"><text:span text:style-name="T21">3</text:span><text:span text:style-name="T22"/></text:p>
          </table:table-cell>
        </table:table-row>
        <table:table-row table:style-name="TableRow0101">
          <table:table-cell table:style-name="TableCell010100">
            <text:p text:style-name="P9"><text:span text:style-name="T23">average RTD (ms)</text:span><text:span text:style-name="T24"/></text:p>
          </table:table-cell>
          <table:table-cell table:style-name="TableCell010101">
            <text:p text:style-name="P9"><text:span text:style-name="T25">131.17424999999997</text:span><text:span text:style-name="T26"/></text:p>
          </table:table-cell>
          <table:table-cell table:style-name="TableCell010102">
            <text:p text:style-name="P9"><text:span text:style-name="T27">140.19119999999998</text:span><text:span text:style-name="T28"/></text:p>
          </table:table-cell>
          <table:table-cell table:style-name="TableCell010103">
            <text:p text:style-name="P9"><text:span text:style-name="T29">125.57480769230769</text:span><text:span text:style-name="T30"/></text:p>
          </table:table-cell>
        </table:table-row>
        <table:table-row table:style-name="TableRow0102">
          <table:table-cell table:style-name="TableCell010200">
            <text:p text:style-name="P11"><text:span text:style-name="T31">std. dev. of RTD (ms)</text:span><text:span text:style-name="T32"/></text:p>
          </table:table-cell>
          <table:table-cell table:style-name="TableCell010201">
            <text:p text:style-name="P11"><text:span text:style-name="T33">6.8064126224492885</text:span><text:span text:style-name="T34"/></text:p>
          </table:table-cell>
          <table:table-cell table:style-name="TableCell010202">
            <text:p text:style-name="P11"><text:span text:style-name="T35">20.16631230269072</text:span><text:span text:style-name="T36"/></text:p>
          </table:table-cell>
          <table:table-cell table:style-name="TableCell010203">
            <text:p text:style-name="P11"><text:span text:style-name="T37">3.599442834875763</text:span><text:span text:style-name="T38"/></text:p>
          </table:table-cell>
        </table:table-row>
        <table:table-row table:style-name="TableRow0103">
          <table:table-cell table:style-name="TableCell010300">
            <text:p text:style-name="P13"><text:span text:style-name="T39">number of routers</text:span><text:span text:style-name="T40"/></text:p>
          </table:table-cell>
          <table:table-cell table:style-name="TableCell010301">
            <text:p text:style-name="P13"><text:span text:style-name="T41">19</text:span><text:span text:style-name="T42"/></text:p>
          </table:table-cell>
          <table:table-cell table:style-name="TableCell010302">
            <text:p text:style-name="P13"><text:span text:style-name="T43">18 or 19</text:span><text:span text:style-name="T44"/></text:p>
          </table:table-cell>
          <table:table-cell table:style-name="TableCell010303">
            <text:p text:style-name="P13"><text:span text:style-name="T45">19 or 22</text:span><text:span text:style-name="T46"/></text:p>
          </table:table-cell>
        </table:table-row>
      </table:table>
      <text:p text:style-name="P15"><text:span text:style-name="T47">~6 ISPs<text:line-break/><text:line-break/>Inter-continent:<text:s text:c="2"/>128.2.10.162</text:span></text:p>
      <table:table table:style-name="Table02">
        <table:table-column table:style-name="TableColumn0200"/>
        <table:table-column table:style-name="TableColumn0201"/>
        <table:table-column table:style-name="TableColumn0202"/>
        <table:table-column table:style-name="TableColumn0203"/>
        <table:table-row table:style-name="TableRow0200">
          <table:table-cell table:style-name="TableCell020000">
            <text:p text:style-name="P17"><text:span text:style-name="T49">time</text:span><text:span text:style-name="T50"/></text:p>
          </table:table-cell>
          <table:table-cell table:style-name="TableCell020001">
            <text:p text:style-name="P17"><text:span text:style-name="T51">1</text:span><text:span text:style-name="T52"/></text:p>
          </table:table-cell>
          <table:table-cell table:style-name="TableCell020002">
            <text:p text:style-name="P17"><text:span text:style-name="T53">2</text:span><text:span text:style-name="T54"/></text:p>
          </table:table-cell>
          <table:table-cell table:style-name="TableCell020003">
            <text:p text:style-name="P17"><text:span text:style-name="T55">3</text:span><text:span text:style-name="T56"/></text:p>
          </table:table-cell>
        </table:table-row>
        <table:table-row table:style-name="TableRow0201">
          <table:table-cell table:style-name="TableCell020100">
            <text:p text:style-name="P20"><text:span text:style-name="T57">average RTD (ms)</text:span><text:span text:style-name="T58"/></text:p>
          </table:table-cell>
          <table:table-cell table:style-name="TableCell020101">
            <text:p text:style-name="P20"><text:span text:style-name="T59">403.5662500000001</text:span><text:span text:style-name="T60"/></text:p>
          </table:table-cell>
          <table:table-cell table:style-name="TableCell020102">
            <text:p text:style-name="P20"><text:span text:style-name="T61">442.10939130434787</text:span><text:span text:style-name="T62"/></text:p>
          </table:table-cell>
          <table:table-cell table:style-name="TableCell020103">
            <text:p text:style-name="P20"><text:span text:style-name="T63">402.00776</text:span><text:span text:style-name="T64"/></text:p>
          </table:table-cell>
        </table:table-row>
        <table:table-row table:style-name="TableRow0202">
          <table:table-cell table:style-name="TableCell020200">
            <text:p text:style-name="P22"><text:span text:style-name="T65">std. dev. of RTD (ms)</text:span><text:span text:style-name="T66"/></text:p>
          </table:table-cell>
          <table:table-cell table:style-name="TableCell020201">
            <text:p text:style-name="P22"><text:span text:style-name="T67">67.25053034557325</text:span><text:span text:style-name="T68"/></text:p>
          </table:table-cell>
          <table:table-cell table:style-name="TableCell020202">
            <text:p text:style-name="P22"><text:span text:style-name="T69">125.26268099795111</text:span><text:span text:style-name="T70"/></text:p>
          </table:table-cell>
          <table:table-cell table:style-name="TableCell020203">
            <text:p text:style-name="P22"><text:span text:style-name="T71">54.38134497944433</text:span><text:span text:style-name="T72"/></text:p>
          </table:table-cell>
        </table:table-row>
        <table:table-row table:style-name="TableRow0203">
          <table:table-cell table:style-name="TableCell020300">
            <text:p text:style-name="P24"><text:span text:style-name="T73">number of routers</text:span><text:span text:style-name="T74"/></text:p>
          </table:table-cell>
          <table:table-cell table:style-name="TableCell020301">
            <text:p text:style-name="P24"><text:span text:style-name="T75">27 or 28</text:span><text:span text:style-name="T76"/></text:p>
          </table:table-cell>
          <table:table-cell table:style-name="TableCell020302">
            <text:p text:style-name="P24"><text:span text:style-name="T77">26,27 or 28</text:span><text:span text:style-name="T78"/></text:p>
          </table:table-cell>
          <table:table-cell table:style-name="TableCell020303">
            <text:p text:style-name="P24"><text:span text:style-name="T79">27 or 28</text:span><text:span text:style-name="T80"/></text:p>
          </table:table-cell>
        </table:table-row>
      </table:table>
      <text:p text:style-name="P26"><text:span text:style-name="T81">~8 ISPs<text:line-break/><text:line-break/>The paths change in all the hours. The largest delays do occur at ISP peering interfaces. <text:line-break/>Inter-continent routing has longer and less stable round-trip delays, experiences more hops <text:line-break/>and more frequent path changes, and goes through more ISPs than intra-continent routing.<text:line-break/><text:line-break/>The data and code are packed in a1p1p3.rar<text:line-break/></text:span><text:span text:style-name="T82"/></text:p>
      <text:list text:style-name="L27">
        <text:list-item>
          <text:p text:style-name="P27"><text:span text:style-name="T83">WiFi is a wireless local area network technology, where user <text:line-break/>devices directly connects to access points within a few tens of meters which connects to the internet. 3G is a wireless wide area network technology based on mobile phone networks, where user device directly connects to mobile communication broadcast <text:line-break/>towers. IMT-2000 specification (3G) requires peak data rates of at least 200 kbps. Bit rates in IEEE 802.11 standards (WiFi) ranges from 1Mbps to 150Mbps, 54Mbps being the most frequent case as I observe. But since WiFi is a LAN technology the actual bit rate of internet access is further limited by the connection of the access point to the internet and how many users shares this internet connection, which makes the internet access bit rate for one user lower than the bit rate of her WiFi connection. WiFi access are often provided free of charge as a convenience because of its locality, but the internet access for the wireless access points is still charged for by ISPs, though not directly to the end users. A 3G internet connection is charged by the ISP, often at a higher price than wired connections of similar capacity. The hardware costs for the end users should be similar, for they are both widely adopted by today's consumer electronics. Of course, using 3G from a personal computer often requires a separately purchased mobile modem, since 3G is mainly a mobile phone technology. As for set-up costs, a 3G broadcast tower is obviously orders of magnitude more costly to set up than a WiFi access point, but the tower also covers much larger area and connects to much more users, so it's hard to compare. Because WiFi is one system (IEEE 802.11) with different versions, while 3G is actually two systems (UMTS and CDMA2000), roaming of 3G devices should be more problematic than that of WiFi devices. Also WiFi is just a LAN technology, as long as the devices are compatible, switching networks is not an issue and incurs no additional costs. Generally speaking 3G is more ubiquitous as it's rare to encounter a situation where you have a wireless LAN access but your cellphone fails to connect to the network, while the reversed situation is common.<text:line-break/></text:span><text:span text:style-name="T84"/></text:p>
        </text:list-item>
        <text:list-item>
          <text:p text:style-name="P27"><text:span text:style-name="T85"><text:line-break/>1) FTP. By capturing all ftp packets during logging (using known username and password) and searching for the password (</text:span><text:span text:style-name="T86">“</text:span><text:span text:style-name="T87">public</text:span><text:span text:style-name="T88">”</text:span><text:span text:style-name="T89">) in captured packets.</text:span></text:p>
        </text:list-item>
      </text:list>
      <text:p text:style-name="P28"><text:span text:style-name="T90">11<text:tab/>140.302619<text:tab/>59.78.18.58<text:tab/>202.120.2.2<text:tab/>FTP<text:tab/>67<text:tab/>Request: PASS public</text:span></text:p>
      <text:p text:style-name="P29"><text:span text:style-name="T91">2) Discuz! web forum system. By capturing all http packets during logging with known username and password, and then searching for the password (</text:span><text:span text:style-name="T92">“</text:span><text:span text:style-name="T93">afduaawey</text:span><text:span text:style-name="T94">”</text:span><text:span text:style-name="T95">) in captured packets.</text:span></text:p>
      <text:p text:style-name="P30"><text:span text:style-name="T96">formhash=096ac7ee&amp;referer=http%3A%2F%2Fbbs.3dmgame.com%2Findex.php&amp;loginfield=username&amp;username=aertasawrjf&amp;password=afduaawey&amp;questionid=0&amp;answer=</text:span></text:p>
      <text:p text:style-name="P31"><text:span text:style-name="T97">3) Horde Web Email (mail.sjtu.edu.cn). By capturing all http packets during logging with known username and password( temporarily changed to<text:s/></text:span><text:span text:style-name="T98">“</text:span><text:span text:style-name="T99">1111qqqq</text:span><text:span text:style-name="T100">”</text:span><text:span text:style-name="T101"><text:s/>for privacy ), and subsequent searching in captured packets.</text:span></text:p>
      <text:p text:style-name="P32"><text:span text:style-name="T102">97<text:tab/>3.206920<text:tab/>59.78.18.58<text:tab/>202.112.26.39<text:tab/>HTTP<text:tab/>1124<text:tab/>POST /mail/login.php?nocache=2ttnnx6gjrgg HTTP/1.1<text:s text:c="2"/>(application/x-www-form-urlencoded)</text:span></text:p>
      <text:p text:style-name="P33"><text:span text:style-name="T102">url=&amp;ie_version=8%2C0%2C6001%2C18702&amp;horde_user=sdiyazg&amp;horde_pass=1111qqqq&amp;new_lang=zh_CN</text:span></text:p>
      <text:p text:style-name="P34"><text:span text:style-name="T103"><text:line-break/><text:tab/>This also exposes a problem that while jAccount logging info is encrypted, the same username and password is passed in plain text in SJTU mail service, which defeats the security measure taken in jAccount.</text:span></text:p>
      <text:p text:style-name="P34"><text:span text:style-name="T104"/></text:p>
      <text:p text:style-name="P34"><text:span text:style-name="T104"/></text:p>
      <text:p text:style-name="P34"><text:span text:style-name="T104"/></text:p>
      <text:p text:style-name="P35"><text:span text:style-name="T105">PART 2<text:line-break/><text:tab/>1.</text:span></text:p>
      <text:p text:style-name="P35"><text:span text:style-name="T105"><text:tab/><text:tab/>1.</text:span></text:p>
      <text:p text:style-name="P35"><text:span text:style-name="T106">eth0<text:s text:c="6"/>Link encap:Ethernet<text:s text:c="2"/>HWaddr 00:1E:4F:98:79:C2<text:s text:c="2"/></text:span></text:p>
      <text:p text:style-name="P35"><text:span text:style-name="T106"><text:s text:c="10"/>inet addr:192.168.1.14<text:s text:c="2"/>Bcast:192.168.1.255<text:s text:c="2"/>Mask:255.255.255.0</text:span></text:p>
      <text:p text:style-name="P35"><text:span text:style-name="T106"><text:s text:c="10"/>inet6 addr: fec0::c:21e:4fff:fe98:79c2/64 Scope:Site</text:span></text:p>
      <text:p text:style-name="P35"><text:span text:style-name="T106"><text:s text:c="10"/>inet6 addr: 2002:3ac4:9b29:c:21e:4fff:fe98:79c2/64 Scope:Global</text:span></text:p>
      <text:p text:style-name="P35"><text:span text:style-name="T106"><text:s text:c="10"/>inet6 addr: fe80::21e:4fff:fe98:79c2/64 Scope:Link</text:span></text:p>
      <text:p text:style-name="P35"><text:span text:style-name="T106"><text:s text:c="10"/>UP BROADCAST RUNNING MULTICAST<text:s text:c="2"/>MTU:1500<text:s text:c="2"/>Metric:1</text:span></text:p>
      <text:p text:style-name="P35"><text:span text:style-name="T106"><text:s text:c="10"/>RX packets:24646130 errors:0 dropped:115 overruns:0 frame:0</text:span></text:p>
      <text:p text:style-name="P35"><text:span text:style-name="T106"><text:s text:c="10"/>TX packets:9195839 errors:0 dropped:0 overruns:0 carrier:0</text:span></text:p>
      <text:p text:style-name="P35"><text:span text:style-name="T106"><text:s text:c="10"/>collisions:0 txqueuelen:1000 </text:span></text:p>
      <text:p text:style-name="P35"><text:span text:style-name="T106"><text:s text:c="10"/>RX bytes:2657934688 (2.4 GiB)<text:s text:c="2"/>TX bytes:1331548007 (1.2 GiB)</text:span></text:p>
      <text:p text:style-name="P35"><text:span text:style-name="T106"><text:s text:c="10"/>Memory:80200000-80220000 </text:span></text:p>
      <text:p text:style-name="P35"><text:span text:style-name="T107"/></text:p>
      <text:p text:style-name="P35"><text:span text:style-name="T108">lo<text:s text:c="8"/>Link encap:Local Loopback<text:s text:c="2"/></text:span></text:p>
      <text:p text:style-name="P35"><text:span text:style-name="T108"><text:s text:c="10"/>inet addr:127.0.0.1<text:s text:c="2"/>Mask:255.0.0.0</text:span></text:p>
      <text:p text:style-name="P35"><text:span text:style-name="T108"><text:s text:c="10"/>inet6 addr: ::1/128 Scope:Host</text:span></text:p>
      <text:p text:style-name="P35"><text:span text:style-name="T108"><text:s text:c="10"/>UP LOOPBACK RUNNING<text:s text:c="2"/>MTU:16436<text:s text:c="2"/>Metric:1</text:span></text:p>
      <text:p text:style-name="P35"><text:span text:style-name="T108"><text:s text:c="10"/>RX packets:2153061 errors:0 dropped:0 overruns:0 frame:0</text:span></text:p>
      <text:p text:style-name="P35"><text:span text:style-name="T108"><text:s text:c="10"/>TX packets:2153061 errors:0 dropped:0 overruns:0 carrier:0</text:span></text:p>
      <text:p text:style-name="P35"><text:span text:style-name="T108"><text:s text:c="10"/>collisions:0 txqueuelen:0 </text:span></text:p>
      <text:p text:style-name="P35"><text:span text:style-name="T108"><text:s text:c="10"/>RX bytes:531194187 (506.5 MiB)<text:s text:c="2"/>TX bytes:531194187 (506.5 MiB)</text:span></text:p>
      <text:p text:style-name="P35"><text:span text:style-name="T109"/></text:p>
      <text:p text:style-name="P35"><text:span text:style-name="T110">sit0<text:s text:c="6"/>Link encap:IPv6-in-IPv4<text:s text:c="2"/></text:span></text:p>
      <text:p text:style-name="P35"><text:span text:style-name="T110"><text:s text:c="10"/>NOARP<text:s text:c="2"/>MTU:1480<text:s text:c="2"/>Metric:1</text:span></text:p>
      <text:p text:style-name="P35"><text:span text:style-name="T110"><text:s text:c="10"/>RX packets:0 errors:0 dropped:0 overruns:0 frame:0</text:span></text:p>
      <text:p text:style-name="P35"><text:span text:style-name="T110"><text:s text:c="10"/>TX packets:0 errors:0 dropped:0 overruns:0 carrier:0</text:span></text:p>
      <text:p text:style-name="P35"><text:span text:style-name="T110"><text:s text:c="10"/>collisions:0 txqueuelen:0 </text:span></text:p>
      <text:p text:style-name="P35"><text:span text:style-name="T110"><text:s text:c="10"/>RX bytes:0 (0.0 b)<text:s text:c="2"/>TX bytes:0 (0.0 b)</text:span></text:p>
      <text:p text:style-name="P36"><text:span text:style-name="T111"><text:tab/>Link encap : link-layer interfaces exposed to implementations of network-layer protocols. Field values are self-explanatory.</text:span></text:p>
      <text:p text:style-name="P36"><text:span text:style-name="T111"><text:tab/>HWaddr : Ethernet address of the network adapter.</text:span></text:p>
      <text:p text:style-name="P36"><text:span text:style-name="T111"><text:tab/>inet addr : private network IPv4 address.</text:span></text:p>
      <text:p text:style-name="P36"><text:span text:style-name="T111"><text:tab/>Bcast : subnet broadcast address.</text:span></text:p>
      <text:p text:style-name="P36"><text:span text:style-name="T111"><text:tab/>Mask : subnet bitmask.</text:span></text:p>
      <text:p text:style-name="P36"><text:span text:style-name="T111"><text:tab/>inet6 addr : IPv6 addresses.</text:span></text:p>
      <text:p text:style-name="P36"><text:span text:style-name="T111"><text:tab/><text:tab/>Scope:Site : site-local IPv6 address</text:span></text:p>
      <text:p text:style-name="P36"><text:span text:style-name="T111"><text:tab/><text:tab/>Scope:Link : link-local IPv6 address</text:span></text:p>
      <text:p text:style-name="P36"><text:span text:style-name="T111"><text:tab/><text:tab/>Scope:Global : global IPv6 address</text:span></text:p>
      <text:p text:style-name="P36"><text:span text:style-name="T111"><text:tab/>UP BROADCAST RUNNING MULTICAST LOOPBACK NOARP : state flags</text:span></text:p>
      <text:p text:style-name="P36"><text:span text:style-name="T111"><text:tab/>MTU : the size of the largest packet that a network protocol can transmit.</text:span></text:p>
      <text:p text:style-name="P36"><text:span text:style-name="T111"><text:tab/>Metric : a heuristic to help the IP protocol implementation decide which link-layer interface to use, which in this case is effectively disabled.</text:span></text:p>
      <text:p text:style-name="P36"><text:span text:style-name="T111"><text:tab/>RX/TX packets : accumulated numbers of packets received/sent.</text:span></text:p>
      <text:p text:style-name="P36"><text:span text:style-name="T111"><text:tab/>errors : number of checksum errors.</text:span></text:p>
      <text:p text:style-name="P36"><text:span text:style-name="T111"><text:tab/>dropped : number of discarded packets.</text:span></text:p>
      <text:p text:style-name="P36"><text:span text:style-name="T111"><text:tab/>overruns : number of buffer overruns.</text:span></text:p>
      <text:p text:style-name="P36"><text:span text:style-name="T111"><text:tab/>txqueuelen : upper limit of numbers of queuing transmission packets.</text:span></text:p>
      <text:p text:style-name="P36"><text:span text:style-name="T111"><text:tab/>RX/TX bytes : accumulated numbers of bytes received/sent.</text:span></text:p>
      <text:p text:style-name="P37"><text:span text:style-name="T111"><text:tab/>2.</text:span></text:p>
      <text:p text:style-name="P37"><text:span text:style-name="T111"><text:tab/><text:tab/>1.</text:span></text:p>
      <text:p text:style-name="P37"><text:span text:style-name="T111"><text:tab/><text:tab/><text:tab/>/sbin/arp -a</text:span></text:p>
      <text:p text:style-name="P37"><text:span text:style-name="T112">node1 (192.168.1.15) at 00:1E:4F:98:9C:9F [ether] on eth0</text:span></text:p>
      <text:p text:style-name="P37"><text:span text:style-name="T112">node4 (192.168.1.18) at 00:1E:4F:98:9C:77 [ether] on eth0</text:span></text:p>
      <text:p text:style-name="P37"><text:span text:style-name="T112">? (192.168.1.100) at &lt;incomplete&gt; on eth0</text:span></text:p>
      <text:p text:style-name="P37"><text:span text:style-name="T112">? (192.168.1.1) at 00:0F:E2:3B:1C:49 [ether] on eth0</text:span></text:p>
      <text:p text:style-name="P37"><text:span text:style-name="T112">? (192.168.1.19) at 00:21:70:26:2E:7F [ether] on eth0</text:span></text:p>
      <text:p text:style-name="P37"><text:span text:style-name="T112">node2 (192.168.1.16) at 00:1E:4F:98:97:4E [ether] on eth0</text:span></text:p>
      <text:p text:style-name="P37"><text:span text:style-name="T112">node3 (192.168.1.17) at 00:1E:4F:97:45:CD [ether] on eth0</text:span></text:p>
      <text:p text:style-name="P37"><text:span text:style-name="T113"/></text:p>
      <text:p text:style-name="P37"><text:span text:style-name="T114">format:</text:span></text:p>
      <text:p text:style-name="P37"><text:span text:style-name="T114"><text:tab/>&lt;hostname&gt; (&lt;IP address&gt;) at &lt;link-layer address&gt; [&lt;interface type&gt;] on &lt;interface name&gt;</text:span></text:p>
      <text:p text:style-name="P37"><text:span text:style-name="T115"><text:tab/><text:tab/>2.</text:span></text:p>
      <text:p text:style-name="P37"><text:span text:style-name="T115"><text:tab/><text:tab/><text:tab/>The shell returns:</text:span></text:p>
      <text:p text:style-name="P37"><text:span text:style-name="T115"><text:tab/><text:tab/><text:tab/>SIOCSARP: Operation not permitted</text:span></text:p>
      <text:p text:style-name="P37"><text:span text:style-name="T115"><text:tab/><text:tab/><text:tab/>That's because I haven't logged in as an administrator.</text:span></text:p>
      <text:p text:style-name="P37"><text:span text:style-name="T115"><text:tab/><text:tab/>3.<text:tab/></text:span></text:p>
      <text:p text:style-name="P37"><text:span text:style-name="T115"><text:tab/><text:tab/><text:tab/>By sending packets to other hosts with new (private network) IP <text:tab/><text:tab/>addresses, for example using traceroute.</text:span></text:p>
      <text:p text:style-name="P37"><text:span text:style-name="T116">node1 (192.168.1.15) at 00:1E:4F:98:9C:9F [ether] on eth0</text:span></text:p>
      <text:p text:style-name="P37"><text:span text:style-name="T116">? (192.168.1.3) at &lt;incomplete&gt; on eth0</text:span></text:p>
      <text:p text:style-name="P37"><text:span text:style-name="T116">? (192.168.1.2) at D8:5D:4C:36:B8:DA [ether] on eth0</text:span></text:p>
      <text:p text:style-name="P37"><text:span text:style-name="T116">? (192.168.1.4) at &lt;incomplete&gt; on eth0</text:span></text:p>
      <text:p text:style-name="P37"><text:span text:style-name="T116">? (192.168.1.10) at &lt;incomplete&gt; on eth0</text:span></text:p>
      <text:p text:style-name="P37"><text:span text:style-name="T116">node4 (192.168.1.18) at 00:1E:4F:98:9C:77 [ether] on eth0</text:span></text:p>
      <text:p text:style-name="P37"><text:span text:style-name="T116">? (192.168.1.1) at 00:0F:E2:3B:1C:49 [ether] on eth0</text:span></text:p>
      <text:p text:style-name="P37"><text:span text:style-name="T116">? (192.168.1.19) at 00:21:70:26:2E:7F [ether] on eth0</text:span></text:p>
      <text:p text:style-name="P37"><text:span text:style-name="T116">node2 (192.168.1.16) at 00:1E:4F:98:97:4E [ether] on eth0</text:span></text:p>
      <text:p text:style-name="P37"><text:span text:style-name="T116">? (192.168.1.13) at &lt;incomplete&gt; on eth0</text:span></text:p>
      <text:p text:style-name="P37"><text:span text:style-name="T116">node3 (192.168.1.17) at 00:1E:4F:97:45:CD [ether] on eth0</text:span></text:p>
      <text:p text:style-name="P37"><text:span text:style-name="T117"><text:tab/><text:tab/>4.</text:span></text:p>
      <text:p text:style-name="P37"><text:span text:style-name="T117"><text:tab/><text:tab/><text:tab/>About 6 minutes.</text:span></text:p>
      <text:p text:style-name="P37"><text:span text:style-name="T117"><text:tab/><text:tab/><text:tab/>We need an unreachable private network IP.</text:span></text:p>
      <text:p text:style-name="P37"><text:span text:style-name="T117"><text:tab/><text:tab/><text:tab/>1) Ensure that such IP does not exist in the ARP table</text:span></text:p>
      <text:p text:style-name="P37"><text:span text:style-name="T117"><text:tab/><text:tab/><text:tab/>2) Ping the IP</text:span></text:p>
      <text:p text:style-name="P37"><text:span text:style-name="T117"><text:tab/><text:tab/><text:tab/>3) Check the ARP table, now the unreachable IP should be in the <text:tab/><text:tab/>table</text:span></text:p>
      <text:p text:style-name="P37"><text:span text:style-name="T117"><text:tab/><text:tab/><text:tab/>4) Continuously query the ARP table until the unreachable IP <text:tab/><text:tab/>disappears. We can also use bisection to find the timeout.</text:span></text:p>
      <text:p text:style-name="P37"><text:span text:style-name="T117"><text:tab/><text:tab/>5.</text:span></text:p>
      <text:p text:style-name="P38"><text:span text:style-name="T117"><text:tab/>Since the destination IP is contained in the IP datagram, this should be a non-issue. In such situation the two hosts share a network adapter and both receive the packets sent to either one of them, just to discard packets with the destination IP of the other host. The source host simply sends packets with different destination IP fields to the same Ethernet address.</text:span></text:p>
      <text:p text:style-name="P39"><text:span text:style-name="T117"><text:tab/>3.</text:span></text:p>
      <text:p text:style-name="P39"><text:span text:style-name="T117"><text:tab/><text:tab/>1.</text:span></text:p>
      <text:p text:style-name="P39"><text:span text:style-name="T118">traceroute to tourism.at.ru (188.138.50.13), 100 hops max, 40 byte packets</text:span></text:p>
      <text:p text:style-name="P39"><text:span text:style-name="T118"><text:s/>1<text:s text:c="2"/>192.168.1.1 (192.168.1.1)<text:s text:c="2"/>4.730 ms<text:s text:c="2"/>4.791 ms<text:s text:c="2"/>4.842 ms</text:span></text:p>
      <text:p text:style-name="P39"><text:span text:style-name="T118"><text:s/>2<text:s text:c="2"/>202.120.40.126 (202.120.40.126)<text:s text:c="2"/>3.670 ms<text:s text:c="2"/>3.964 ms<text:s text:c="2"/>4.332 ms</text:span></text:p>
      <text:p text:style-name="P39"><text:span text:style-name="T118"><text:s/>3<text:s text:c="2"/>10.22.1.253 (10.22.1.253)<text:s text:c="2"/>3.334 ms<text:s text:c="2"/>3.482 ms<text:s text:c="2"/>3.788 ms</text:span></text:p>
      <text:p text:style-name="P39"><text:span text:style-name="T118"><text:s/>4<text:s text:c="2"/>10.3.2.77 (10.3.2.77)<text:s text:c="2"/>4.027 ms<text:s text:c="2"/>4.141 ms<text:s text:c="2"/>4.399 ms</text:span></text:p>
      <text:p text:style-name="P39"><text:span text:style-name="T118"><text:s/>5<text:s text:c="2"/>10.3.0.46 (10.3.0.46)<text:s text:c="2"/>4.513 ms<text:s text:c="2"/>6.919 ms<text:s text:c="2"/>7.025 ms</text:span></text:p>
      <text:p text:style-name="P39"><text:span text:style-name="T118"><text:s/>6<text:s text:c="2"/>10.3.0.50 (10.3.0.50)<text:s text:c="2"/>132.299 ms<text:s text:c="2"/>206.091 ms *</text:span></text:p>
      <text:p text:style-name="P39"><text:span text:style-name="T118"><text:s/>7<text:s text:c="2"/>* 202.120.201.198 (202.120.201.198)<text:s text:c="2"/>72.701 ms<text:s text:c="2"/>72.461 ms</text:span></text:p>
      <text:p text:style-name="P39"><text:span text:style-name="T118"><text:s/>8<text:s text:c="2"/>202.112.6.69 (202.112.6.69)<text:s text:c="2"/>71.171 ms * *</text:span></text:p>
      <text:p text:style-name="P39"><text:span text:style-name="T118"><text:s/>9<text:s text:c="2"/>202.112.53.137 (202.112.53.137)<text:s text:c="2"/>71.285 ms<text:s text:c="2"/>70.900 ms<text:s text:c="2"/>66.619 ms</text:span></text:p>
      <text:p text:style-name="P39"><text:span text:style-name="T118">10<text:s text:c="2"/>202.112.36.37 (202.112.36.37)<text:s text:c="2"/>72.670 ms * 202.112.36.37 (202.112.36.37)<text:s text:c="2"/>72.379 ms</text:span></text:p>
      <text:p text:style-name="P39"><text:span text:style-name="T118">11<text:s text:c="2"/>bj-11-p11-1.cernet.net (202.112.46.5)<text:s text:c="2"/>89.592 ms<text:s text:c="2"/>73.871 ms<text:s text:c="2"/>73.492 ms</text:span></text:p>
      <text:p text:style-name="P39"><text:span text:style-name="T118">12<text:s text:c="2"/>202.112.61.158 (202.112.61.158)<text:s text:c="2"/>78.298 ms<text:s text:c="2"/>86.220 ms<text:s text:c="2"/>85.443 ms</text:span></text:p>
      <text:p text:style-name="P39"><text:span text:style-name="T118">13<text:s text:c="2"/>202.112.61.14 (202.112.61.14)<text:s text:c="2"/>86.150 ms<text:s text:c="2"/>74.302 ms<text:s text:c="2"/>73.684 ms</text:span></text:p>
      <text:p text:style-name="P39"><text:span text:style-name="T118">14<text:s text:c="2"/>so-0-0-0.gw4.hkg3.asianetcom.net (203.192.137.197)<text:s text:c="2"/>155.582 ms<text:s text:c="2"/>202.355 ms<text:s text:c="2"/>251.254 ms</text:span></text:p>
      <text:p text:style-name="P39"><text:span text:style-name="T118">15<text:s text:c="2"/>* gi3-0-0.cr3.hkg3.asianetcom.net (203.192.134.65)<text:s text:c="2"/>246.760 ms<text:s text:c="2"/>299.494 ms</text:span></text:p>
      <text:p text:style-name="P39"><text:span text:style-name="T118">16<text:s text:c="2"/>te0-2-2-0.wr2.hkg0.asianetcom.net (61.14.157.137)<text:s text:c="2"/>167.432 ms<text:s text:c="2"/>166.853 ms<text:s text:c="2"/>166.490 ms</text:span></text:p>
      <text:p text:style-name="P39"><text:span text:style-name="T118">17<text:s text:c="2"/>te0-1-0-0.wr2.osa0.asianetcom.net (61.14.157.5)<text:s text:c="2"/>232.636 ms<text:s text:c="2"/>191.551 ms<text:s text:c="2"/>201.005 ms</text:span></text:p>
      <text:p text:style-name="P39"><text:span text:style-name="T118">18<text:s text:c="2"/>te0-0-0-0.wr2.nrt0.asianetcom.net (61.14.157.1)<text:s text:c="2"/>243.937 ms * te0-0-0-0.wr2.nrt0.asianetcom.net (61.14.157.1)<text:s text:c="2"/>243.829 ms</text:span></text:p>
      <text:p text:style-name="P39"><text:span text:style-name="T118">19<text:s text:c="2"/>* gi14-0-0.gw3.lax1.asianetcom.net (61.14.157.94)<text:s text:c="2"/>346.098 ms<text:s text:c="2"/>345.529 ms</text:span></text:p>
      <text:p text:style-name="P39"><text:span text:style-name="T118">20<text:s text:c="2"/>te0-0-0-0.gw1.lax3.asianetcom.net (202.147.61.154)<text:s text:c="2"/>362.410 ms<text:s text:c="2"/>362.393 ms<text:s text:c="2"/>302.151 ms</text:span></text:p>
      <text:p text:style-name="P39"><text:span text:style-name="T118">21<text:s text:c="2"/>* * *</text:span></text:p>
      <text:p text:style-name="P39"><text:span text:style-name="T118">22<text:s text:c="2"/>te0-0-0-2.ccr22.lax01.atlas.cogentco.com (154.54.30.193)<text:s text:c="2"/>496.891 ms * te0-0-0-2.ccr22.lax01.atlas.cogentco.com (154.54.30.193)<text:s text:c="2"/>577.005 ms</text:span></text:p>
      <text:p text:style-name="P39"><text:span text:style-name="T118">23<text:s text:c="2"/>te0-3-0-6.ccr22.iah01.atlas.cogentco.com (154.54.3.185)<text:s text:c="2"/>486.766 ms<text:s text:c="2"/>486.765 ms te0-1-0-3.ccr22.iah01.atlas.cogentco.com (154.54.44.253)<text:s text:c="2"/>511.902 ms</text:span></text:p>
      <text:p text:style-name="P39"><text:span text:style-name="T118">24<text:s text:c="2"/>te0-0-0-7.ccr22.atl01.atlas.cogentco.com (154.54.24.21)<text:s text:c="2"/>519.019 ms te0-2-0-2.ccr22.atl01.atlas.cogentco.com (154.54.42.214)<text:s text:c="2"/>456.805 ms te0-0-0-2.ccr22.atl01.atlas.cogentco.com (154.54.5.93)<text:s text:c="2"/>525.662 ms</text:span></text:p>
      <text:p text:style-name="P39"><text:span text:style-name="T118">25<text:s text:c="2"/>te0-0-0-7.ccr22.dca01.atlas.cogentco.com (154.54.28.221)<text:s text:c="2"/>520.846 ms te0-4-0-7.ccr22.dca01.atlas.cogentco.com (154.54.42.197)<text:s text:c="2"/>541.993 ms te0-0-0-7.ccr22.dca01.atlas.cogentco.com (154.54.28.221)<text:s text:c="2"/>533.813 ms</text:span></text:p>
      <text:p text:style-name="P39"><text:span text:style-name="T118">26<text:s text:c="2"/>te0-2-0-4.ccr22.fra03.atlas.cogentco.com (154.54.31.242)<text:s text:c="2"/>456.237 ms<text:s text:c="2"/>446.949 ms<text:s text:c="2"/>485.787 ms</text:span></text:p>
      <text:p text:style-name="P39"><text:span text:style-name="T118">27<text:s text:c="2"/>te1-1.ccr01.sxb01.atlas.cogentco.com (130.117.51.238)<text:s text:c="2"/>479.952 ms<text:s text:c="2"/>460.902 ms<text:s text:c="2"/>459.759 ms</text:span></text:p>
      <text:p text:style-name="P39"><text:span text:style-name="T118">28<text:s text:c="2"/>149.11.26.10 (149.11.26.10)<text:s text:c="2"/>588.884 ms<text:s text:c="2"/>540.931 ms<text:s text:c="2"/>491.674 ms</text:span></text:p>
      <text:p text:style-name="P39"><text:span text:style-name="T118">29<text:s text:c="2"/>static-ip-62-75-135-102.inaddr.ip-pool.com (62.75.135.102)<text:s text:c="2"/>469.961 ms * static-ip-62-75-135-102.inaddr.ip-pool.com (62.75.135.102)<text:s text:c="2"/>505.806 ms</text:span></text:p>
      <text:p text:style-name="P39"><text:span text:style-name="T118">30<text:s text:c="2"/>mail.j-vista.ru (188.138.50.13)<text:s text:c="2"/>479.888 ms<text:s text:c="2"/>406.943 ms<text:s text:c="2"/>440.947 ms</text:span></text:p>
      <text:p text:style-name="P39"><text:span text:style-name="T119"/></text:p>
      <text:p text:style-name="P40"><text:span text:style-name="T120"><text:tab/>Every packet has a TTL field which means after how many hops the router should refuse forwarding the packet and send an error message to the source. The traceroute utility sends packets with successively increased TTL field, starting from TTL = 1, and gets information about how packets are routed from the error messages received. The traceroute actually sends 3 packets for each TTL value. The first line of the output is the configuration of the tool, which says the tool is configured to send 40-byte long packets to the host 188.138.50.13, the domain name of which being tourism.at.ru, and stop sending packets if the packets it sends have reached 100 hops. The remaining lines each describes information collected from a 3-packet group sent with a particular TTL. The first field is the TTL, the second field is the IP address or domain name of the router which has sent the error message, the third field (in the parentheses) is the IP address of said router,<text:s text:c="2"/>the remaining three time values are the time from sending a packet to receiving the error message, in milliseconds, which becomes an asterisk in case the error message is not received in time.</text:span></text:p>
      <text:p text:style-name="P41"><text:span text:style-name="T120"><text:tab/><text:tab/>2.</text:span></text:p>
      <text:p text:style-name="P42"><text:span text:style-name="T120"><text:tab/>The trick is to traceroute to some reserved special IP address. Pinging random IP does not work because 1) the IPv4 address space is close to exhaustion and we are unlikely to hit an unallocated global IP, and 2) an IP being unreachable does not ensure the non-existence of an host with such IP since we could have simply hit some blocking mechanism like the GFW.</text:span></text:p>
      <text:p text:style-name="P43"><text:span text:style-name="T120"><text:tab/><text:tab/>3.</text:span></text:p>
      <text:p text:style-name="P44"><text:span text:style-name="T121">traceroute to 198.18.0.14 (198.18.0.14), 30 hops max, 40 byte packets</text:span></text:p>
      <text:p text:style-name="P44"><text:span text:style-name="T121"><text:s/>1<text:s text:c="2"/>192.168.1.1 (192.168.1.1)<text:s text:c="2"/>4.373 ms<text:s text:c="2"/>4.399 ms<text:s text:c="2"/>4.461 ms</text:span></text:p>
      <text:p text:style-name="P44"><text:span text:style-name="T121"><text:s/>2<text:s text:c="2"/>202.120.40.126 (202.120.40.126)<text:s text:c="2"/>3.610 ms<text:s text:c="2"/>3.849 ms<text:s text:c="2"/>4.099 ms</text:span></text:p>
      <text:p text:style-name="P44"><text:span text:style-name="T121"><text:s/>3<text:s text:c="2"/>10.22.1.253 (10.22.1.253)<text:s text:c="2"/>3.202 ms<text:s text:c="2"/>3.267 ms<text:s text:c="2"/>3.421 ms</text:span></text:p>
      <text:p text:style-name="P44"><text:span text:style-name="T121"><text:s/>4<text:s text:c="2"/>10.3.2.77 (10.3.2.77)<text:s text:c="2"/>3.671 ms<text:s text:c="2"/>3.916 ms<text:s text:c="2"/>4.162 ms</text:span></text:p>
      <text:p text:style-name="P44"><text:span text:style-name="T121"><text:s/>5<text:s text:c="2"/>10.3.0.46 (10.3.0.46)<text:s text:c="2"/>6.197 ms<text:s text:c="2"/>6.298 ms<text:s text:c="2"/>6.424 ms</text:span></text:p>
      <text:p text:style-name="P44"><text:span text:style-name="T121"><text:s/>6<text:s text:c="2"/>10.3.0.50 (10.3.0.50)<text:s text:c="2"/>95.865 ms<text:s text:c="2"/>92.830 ms<text:s text:c="2"/>92.871 ms</text:span></text:p>
      <text:p text:style-name="P44"><text:span text:style-name="T121"><text:s/>7<text:s text:c="2"/>202.120.201.198 (202.120.201.198)<text:s text:c="2"/>51.755 ms<text:s text:c="2"/>51.739 ms<text:s text:c="2"/>51.271 ms</text:span></text:p>
      <text:p text:style-name="P44"><text:span text:style-name="T121"><text:s/>8<text:s text:c="2"/>202.112.6.69 (202.112.6.69)<text:s text:c="2"/>45.696 ms<text:s text:c="2"/>45.682 ms<text:s text:c="2"/>45.776 ms</text:span></text:p>
      <text:p text:style-name="P44"><text:span text:style-name="T121"><text:s/>9<text:s text:c="2"/>sh0.cernet.net (202.112.53.89)<text:s text:c="2"/>51.978 ms<text:s text:c="2"/>48.247 ms<text:s text:c="2"/>47.286 ms</text:span></text:p>
      <text:p text:style-name="P44"><text:span text:style-name="T121">10<text:s text:c="2"/>202.112.36.37 (202.112.36.37)<text:s text:c="2"/>54.433 ms<text:s text:c="2"/>46.591 ms<text:s text:c="2"/>54.283 ms</text:span></text:p>
      <text:p text:style-name="P44"><text:span text:style-name="T121">11<text:s text:c="2"/>202.112.62.57 (202.112.62.57)<text:s text:c="2"/>72.010 ms<text:s text:c="2"/>85.590 ms<text:s text:c="2"/>28.821 ms</text:span></text:p>
      <text:p text:style-name="P44"><text:span text:style-name="T121">12<text:s text:c="2"/>202.112.61.158 (202.112.61.158)<text:s text:c="2"/>49.071 ms<text:s text:c="2"/>91.441 ms<text:s text:c="2"/>91.351 ms</text:span></text:p>
      <text:p text:style-name="P44"><text:span text:style-name="T121">13<text:s text:c="2"/>202.112.61.10 (202.112.61.10)<text:s text:c="2"/>134.728 ms<text:s text:c="2"/>133.586 ms<text:s text:c="2"/>133.607 ms</text:span></text:p>
      <text:p text:style-name="P44"><text:span text:style-name="T121">14<text:s text:c="2"/>202.112.61.18 (202.112.61.18)<text:s text:c="2"/>130.691 ms<text:s text:c="2"/>125.139 ms<text:s text:c="2"/>137.464 ms</text:span></text:p>
      <text:p text:style-name="P44"><text:span text:style-name="T121">15<text:s text:c="2"/>* * *</text:span></text:p>
      <text:p text:style-name="P44"><text:span text:style-name="T121">16<text:s text:c="2"/>* * *</text:span></text:p>
      <text:p text:style-name="P44"><text:span text:style-name="T121">17<text:s text:c="2"/>* * *</text:span></text:p>
      <text:p text:style-name="P44"><text:span text:style-name="T121">18<text:s text:c="2"/>* * *</text:span></text:p>
      <text:p text:style-name="P44"><text:span text:style-name="T121">19<text:s text:c="2"/>* * *</text:span></text:p>
      <text:p text:style-name="P44"><text:span text:style-name="T121">20<text:s text:c="2"/>* * *</text:span></text:p>
      <text:p text:style-name="P44"><text:span text:style-name="T121">21<text:s text:c="2"/>* * *</text:span></text:p>
      <text:p text:style-name="P44"><text:span text:style-name="T121">22<text:s text:c="2"/>* * *</text:span></text:p>
      <text:p text:style-name="P44"><text:span text:style-name="T121">23<text:s text:c="2"/>* * *</text:span></text:p>
      <text:p text:style-name="P44"><text:span text:style-name="T121">24<text:s text:c="2"/>* * *</text:span></text:p>
      <text:p text:style-name="P44"><text:span text:style-name="T121">25<text:s text:c="2"/>* * *</text:span></text:p>
      <text:p text:style-name="P44"><text:span text:style-name="T121">26<text:s text:c="2"/>* * *</text:span></text:p>
      <text:p text:style-name="P44"><text:span text:style-name="T121">27<text:s text:c="2"/>* * *</text:span></text:p>
      <text:p text:style-name="P44"><text:span text:style-name="T121">28<text:s text:c="2"/>* * *</text:span></text:p>
      <text:p text:style-name="P44"><text:span text:style-name="T121">29<text:s text:c="2"/>* * *</text:span></text:p>
      <text:p text:style-name="P44"><text:span text:style-name="T121">30<text:s text:c="2"/>* * *</text:span></text:p>
      <text:p text:style-name="P45"><text:span text:style-name="T122"><text:tab/><text:tab/>4.</text:span></text:p>
      <text:p text:style-name="P46"><text:span text:style-name="T123">traceroute to 203.0.113.255 (203.0.113.255), 30 hops max, 40 byte packets</text:span></text:p>
      <text:p text:style-name="P46"><text:span text:style-name="T123"><text:s/>1<text:s text:c="2"/>192.168.1.1 (192.168.1.1)<text:s text:c="2"/>4.501 ms<text:s text:c="2"/>4.540 ms<text:s text:c="2"/>4.591 ms</text:span></text:p>
      <text:p text:style-name="P46"><text:span text:style-name="T123"><text:s/>2<text:s text:c="2"/>202.120.40.126 (202.120.40.126)<text:s text:c="2"/>3.598 ms<text:s text:c="2"/>3.846 ms<text:s text:c="2"/>4.230 ms</text:span></text:p>
      <text:p text:style-name="P46"><text:span text:style-name="T123"><text:s/>3<text:s text:c="2"/>10.22.1.253 (10.22.1.253)<text:s text:c="2"/>3.306 ms<text:s text:c="2"/>3.430 ms<text:s text:c="2"/>3.680 ms</text:span></text:p>
      <text:p text:style-name="P46"><text:span text:style-name="T123"><text:s/>4<text:s text:c="2"/>10.3.2.77 (10.3.2.77)<text:s text:c="2"/>3.928 ms<text:s text:c="2"/>4.045 ms<text:s text:c="2"/>4.289 ms</text:span></text:p>
      <text:p text:style-name="P46"><text:span text:style-name="T123"><text:s/>5<text:s text:c="2"/>10.3.0.46 (10.3.0.46)<text:s text:c="2"/>6.413 ms<text:s text:c="2"/>6.516 ms<text:s text:c="2"/>6.640 ms</text:span></text:p>
      <text:p text:style-name="P46"><text:span text:style-name="T123"><text:s/>6<text:s text:c="2"/>10.3.0.50 (10.3.0.50)<text:s text:c="2"/>123.017 ms<text:s text:c="2"/>177.876 ms<text:s text:c="2"/>247.614 ms</text:span></text:p>
      <text:p text:style-name="P46"><text:span text:style-name="T123"><text:s/>7<text:s text:c="2"/>202.120.201.198 (202.120.201.198)<text:s text:c="2"/>53.631 ms<text:s text:c="2"/>53.577 ms *</text:span></text:p>
      <text:p text:style-name="P46"><text:span text:style-name="T123"><text:s/>8<text:s text:c="2"/>* * *</text:span></text:p>
      <text:p text:style-name="P46"><text:span text:style-name="T123"><text:s/>9<text:s text:c="2"/>202.112.53.137 (202.112.53.137)<text:s text:c="2"/>53.272 ms<text:s text:c="2"/>49.223 ms<text:s text:c="2"/>58.028 ms</text:span></text:p>
      <text:p text:style-name="P46"><text:span text:style-name="T123">10<text:s text:c="2"/>202.112.36.37 (202.112.36.37)<text:s text:c="2"/>56.915 ms * 202.112.36.37 (202.112.36.37)<text:s text:c="2"/>57.014 ms</text:span></text:p>
      <text:p text:style-name="P46"><text:span text:style-name="T123">11<text:s text:c="2"/>202.112.62.57 (202.112.62.57)<text:s text:c="2"/>74.823 ms * *</text:span></text:p>
      <text:p text:style-name="P46"><text:span text:style-name="T123">12<text:s text:c="2"/>* * 202.112.61.158 (202.112.61.158)<text:s text:c="2"/>94.736 ms</text:span></text:p>
      <text:p text:style-name="P46"><text:span text:style-name="T123">13<text:s text:c="2"/>202.112.61.10 (202.112.61.10)<text:s text:c="2"/>90.151 ms<text:s text:c="2"/>89.956 ms<text:s text:c="2"/>90.906 ms</text:span></text:p>
      <text:p text:style-name="P46"><text:span text:style-name="T123">14<text:s text:c="2"/>* 202.112.61.18 (202.112.61.18)<text:s text:c="2"/>116.256 ms<text:s text:c="2"/>115.468 ms</text:span></text:p>
      <text:p text:style-name="P46"><text:span text:style-name="T123">15<text:s text:c="2"/>* * *</text:span></text:p>
      <text:p text:style-name="P46"><text:span text:style-name="T123">16<text:s text:c="2"/>* * *</text:span></text:p>
      <text:p text:style-name="P46"><text:span text:style-name="T123">17<text:s text:c="2"/>* * *</text:span></text:p>
      <text:p text:style-name="P46"><text:span text:style-name="T123">18<text:s text:c="2"/>* * *</text:span></text:p>
      <text:p text:style-name="P46"><text:span text:style-name="T123">19<text:s text:c="2"/>* * *</text:span></text:p>
      <text:p text:style-name="P46"><text:span text:style-name="T123">20<text:s text:c="2"/>* * *</text:span></text:p>
      <text:p text:style-name="P46"><text:span text:style-name="T123">21<text:s text:c="2"/>* * *</text:span></text:p>
      <text:p text:style-name="P46"><text:span text:style-name="T123">22<text:s text:c="2"/>* * *</text:span></text:p>
      <text:p text:style-name="P46"><text:span text:style-name="T123">23<text:s text:c="2"/>* * *</text:span></text:p>
      <text:p text:style-name="P46"><text:span text:style-name="T123">24<text:s text:c="2"/>* * *</text:span></text:p>
      <text:p text:style-name="P46"><text:span text:style-name="T123">25<text:s text:c="2"/>* * *</text:span></text:p>
      <text:p text:style-name="P46"><text:span text:style-name="T123">26<text:s text:c="2"/>* * *</text:span></text:p>
      <text:p text:style-name="P46"><text:span text:style-name="T123">27<text:s text:c="2"/>* * *</text:span></text:p>
      <text:p text:style-name="P46"><text:span text:style-name="T123">28<text:s text:c="2"/>* * *</text:span></text:p>
      <text:p text:style-name="P46"><text:span text:style-name="T123">29<text:s text:c="2"/>* * *</text:span></text:p>
      <text:p text:style-name="P46"><text:span text:style-name="T123">30<text:s text:c="2"/>* * *</text:span></text:p>
      <text:p text:style-name="P47"><text:span text:style-name="T124"><text:tab/><text:tab/>5.</text:span></text:p>
      <text:p text:style-name="P48"><text:span text:style-name="T124"><text:tab/>They all hit 202.112.61.18 and were unable to proceed further. Web search shows that the host 202.112.61.18 may be the host linking CERNET and the rest of the Internet.</text:span></text:p>
      <text:p text:style-name="P49"><text:span text:style-name="T125"/></text:p>
      <text:p text:style-name="P50"><text:span text:style-name="T126"><text:tab/>4.</text:span></text:p>
      <text:p text:style-name="P50"><text:span text:style-name="T126"><text:tab/><text:tab/>1.</text:span></text:p>
      <text:p text:style-name="P51"><text:span text:style-name="T126"><text:tab/>Netstat prints information about the Linux networking subsystem, including network connections, routing tables, interface statistics, masquerade connections, and multicast memberships.</text:span></text:p>
      <text:p text:style-name="P52"><text:span text:style-name="T126"><text:tab/><text:tab/>2.</text:span></text:p>
      <text:p text:style-name="P53"><text:span text:style-name="T126"><text:tab/>--tcp -n</text:span></text:p>
      <text:p text:style-name="P53"><text:span text:style-name="T126"><text:tab/>(to show only ESTABLISHED ones we need:</text:span></text:p>
      <text:p text:style-name="P53"><text:span text:style-name="T126"><text:tab/><text:tab/>netstat --tcp -n | grep "ESTABLISHED" </text:span></text:p>
      <text:p text:style-name="P53"><text:span text:style-name="T126"><text:tab/>but grep is not part of netstat)</text:span></text:p>
      <text:p text:style-name="P53"><text:span text:style-name="T126"><text:tab/></text:span></text:p>
      <text:p text:style-name="P53"><text:span text:style-name="T126"><text:tab/>printout:</text:span></text:p>
      <text:p text:style-name="P54"><text:span text:style-name="T127">Active Internet connections (w/o servers)</text:span></text:p>
      <text:p text:style-name="P54"><text:span text:style-name="T127">Proto Recv-Q Send-Q Local Address<text:s text:c="15"/>Foreign Address<text:s text:c="13"/>State<text:s text:c="6"/></text:span></text:p>
      <text:p text:style-name="P54"><text:span text:style-name="T127">tcp<text:s text:c="8"/>0<text:s text:c="6"/>0 192.168.1.14:703<text:s text:c="12"/>192.168.1.14:636<text:s text:c="12"/>TIME_WAIT<text:s text:c="3"/></text:span></text:p>
      <text:p text:style-name="P54"><text:span text:style-name="T127">tcp<text:s text:c="8"/>0<text:s text:c="6"/>0 192.168.1.14:42968<text:s text:c="10"/>192.168.1.14:111<text:s text:c="12"/>TIME_WAIT<text:s text:c="3"/></text:span></text:p>
      <text:p text:style-name="P54"><text:span text:style-name="T127">tcp<text:s text:c="8"/>0<text:s text:c="6"/>0 ::ffff:192.168.1.14:9001<text:s text:c="4"/>::ffff:192.168.1.15:34338<text:s text:c="3"/>ESTABLISHED </text:span></text:p>
      <text:p text:style-name="P54"><text:span text:style-name="T127">tcp<text:s text:c="8"/>0<text:s text:c="6"/>0 ::ffff:192.168.1.14:22<text:s text:c="6"/>::ffff:59.78.23.116:16259<text:s text:c="3"/>ESTABLISHED </text:span></text:p>
      <text:p text:style-name="P54"><text:span text:style-name="T127">tcp<text:s text:c="8"/>0<text:s text:c="6"/>0 ::ffff:192.168.1.14:22<text:s text:c="6"/>::ffff:59.78.23.187:4936<text:s text:c="4"/>ESTABLISHED </text:span></text:p>
      <text:p text:style-name="P54"><text:span text:style-name="T127">tcp<text:s text:c="8"/>0<text:s text:c="6"/>0 ::ffff:192.168.1.14:22<text:s text:c="6"/>::ffff:116.237.245.14:15391 ESTABLISHED </text:span></text:p>
      <text:p text:style-name="P54"><text:span text:style-name="T127">tcp<text:s text:c="8"/>0<text:s text:c="6"/>0 ::ffff:192.168.1.14:9001<text:s text:c="4"/>::ffff:192.168.1.17:57098<text:s text:c="3"/>ESTABLISHED </text:span></text:p>
      <text:p text:style-name="P54"><text:span text:style-name="T127">tcp<text:s text:c="8"/>0<text:s text:c="6"/>0 ::ffff:192.168.1.14:9000<text:s text:c="4"/>::ffff:192.168.1.15:36637<text:s text:c="3"/>ESTABLISHED </text:span></text:p>
      <text:p text:style-name="P54"><text:span text:style-name="T127">tcp<text:s text:c="8"/>0<text:s text:c="6"/>0 ::ffff:192.168.1.14:22<text:s text:c="6"/>::ffff:202.120.40.69:24304<text:s text:c="2"/>ESTABLISHED </text:span></text:p>
      <text:p text:style-name="P54"><text:span text:style-name="T127">tcp<text:s text:c="8"/>0<text:s text:c="6"/>0 ::ffff:192.168.1.14:9001<text:s text:c="4"/>::ffff:192.168.1.18:43127<text:s text:c="3"/>ESTABLISHED </text:span></text:p>
      <text:p text:style-name="P54"><text:span text:style-name="T127">tcp<text:s text:c="8"/>0<text:s text:c="6"/>0 ::ffff:192.168.1.14:22<text:s text:c="6"/>::ffff:59.78.23.47:2712<text:s text:c="5"/>ESTABLISHED </text:span></text:p>
      <text:p text:style-name="P54"><text:span text:style-name="T127">tcp<text:s text:c="8"/>0<text:s text:c="6"/>0 ::ffff:192.168.1.14:22<text:s text:c="6"/>::ffff:58.212.6.58:8223<text:s text:c="5"/>ESTABLISHED </text:span></text:p>
      <text:p text:style-name="P54"><text:span text:style-name="T127">tcp<text:s text:c="8"/>0<text:s text:c="6"/>0 ::ffff:192.168.1.14:22<text:s text:c="6"/>::ffff:116.234.204.34:64254 ESTABLISHED </text:span></text:p>
      <text:p text:style-name="P54"><text:span text:style-name="T127">tcp<text:s text:c="8"/>0<text:s text:c="6"/>0 ::ffff:192.168.1.14:22<text:s text:c="6"/>::ffff:59.78.23.35:5050<text:s text:c="5"/>ESTABLISHED </text:span></text:p>
      <text:p text:style-name="P54"><text:span text:style-name="T127">tcp<text:s text:c="8"/>0<text:s text:c="6"/>0 ::ffff:192.168.1.14:22<text:s text:c="6"/>::ffff:111.186.60.85:4379<text:s text:c="3"/>ESTABLISHED </text:span></text:p>
      <text:p text:style-name="P54"><text:span text:style-name="T127">tcp<text:s text:c="8"/>0<text:s text:c="3"/>2144 ::ffff:192.168.1.14:22<text:s text:c="6"/>::ffff:111.186.60.85:2816<text:s text:c="3"/>ESTABLISHED </text:span></text:p>
      <text:p text:style-name="P54"><text:span text:style-name="T127">tcp<text:s text:c="8"/>0<text:s text:c="6"/>0 ::ffff:192.168.1.14:9000<text:s text:c="4"/>::ffff:192.168.1.18:42816<text:s text:c="3"/>ESTABLISHED </text:span></text:p>
      <text:p text:style-name="P54"><text:span text:style-name="T127">tcp<text:s text:c="8"/>0<text:s text:c="6"/>0 ::ffff:192.168.1.14:22<text:s text:c="6"/>::ffff:222.70.39.109:3885<text:s text:c="3"/>ESTABLISHED </text:span></text:p>
      <text:p text:style-name="P54"><text:span text:style-name="T127">tcp<text:s text:c="8"/>0<text:s text:c="6"/>0 ::ffff:192.168.1.14:22<text:s text:c="6"/>::ffff:59.78.23.199:57521<text:s text:c="3"/>ESTABLISHED </text:span></text:p>
      <text:p text:style-name="P54"><text:span text:style-name="T127">tcp<text:s text:c="8"/>0<text:s text:c="6"/>0 ::ffff:192.168.1.14:9001<text:s text:c="4"/>::ffff:192.168.1.16:55466<text:s text:c="3"/>ESTABLISHED </text:span></text:p>
      <text:p text:style-name="P54"><text:span text:style-name="T127">tcp<text:s text:c="8"/>0<text:s text:c="6"/>0 ::ffff:192.168.1.14:22<text:s text:c="6"/>::ffff:114.95.121.205:4820<text:s text:c="2"/>ESTABLISHED </text:span></text:p>
      <text:p text:style-name="P54"><text:span text:style-name="T127">tcp<text:s text:c="8"/>0<text:s text:c="6"/>0 ::ffff:192.168.1.14:22<text:s text:c="6"/>::ffff:59.78.23.72:2091<text:s text:c="5"/>ESTABLISHED </text:span></text:p>
      <text:p text:style-name="P54"><text:span text:style-name="T127">tcp<text:s text:c="8"/>0<text:s text:c="6"/>0 ::ffff:192.168.1.14:22<text:s text:c="6"/>::ffff:59.78.23.6:18256<text:s text:c="5"/>ESTABLISHED </text:span></text:p>
      <text:p text:style-name="P54"><text:span text:style-name="T127">tcp<text:s text:c="8"/>0<text:s text:c="6"/>0 ::ffff:192.168.1.14:22<text:s text:c="6"/>::ffff:59.78.23.23:49744<text:s text:c="4"/>ESTABLISHED </text:span></text:p>
      <text:p text:style-name="P54"><text:span text:style-name="T127">tcp<text:s text:c="8"/>0<text:s text:c="6"/>0 ::ffff:192.168.1.14:22<text:s text:c="6"/>::ffff:114.95.101.139:4269<text:s text:c="2"/>ESTABLISHED </text:span></text:p>
      <text:p text:style-name="P54"><text:span text:style-name="T127">tcp<text:s text:c="8"/>0<text:s text:c="6"/>0 ::ffff:192.168.1.14:9000<text:s text:c="4"/>::ffff:192.168.1.16:41205<text:s text:c="3"/>ESTABLISHED </text:span></text:p>
      <text:p text:style-name="P54"><text:span text:style-name="T127">tcp<text:s text:c="8"/>0<text:s text:c="6"/>0 ::ffff:192.168.1.14:22<text:s text:c="6"/>::ffff:58.37.106.145:27562<text:s text:c="2"/>ESTABLISHED </text:span></text:p>
      <text:p text:style-name="P54"><text:span text:style-name="T127">tcp<text:s text:c="8"/>0<text:s text:c="6"/>0 ::ffff:192.168.1.14:22<text:s text:c="6"/>::ffff:59.78.26.137:52398<text:s text:c="3"/>ESTABLISHED </text:span></text:p>
      <text:p text:style-name="P54"><text:span text:style-name="T127">tcp<text:s text:c="8"/>0<text:s text:c="6"/>0 ::ffff:192.168.1.14:9000<text:s text:c="4"/>::ffff:192.168.1.17:51435<text:s text:c="3"/>ESTABLISHED </text:span></text:p>
      <text:p text:style-name="P54"><text:span text:style-name="T127">tcp<text:s text:c="8"/>0<text:s text:c="6"/>0 ::ffff:192.168.1.14:22<text:s text:c="6"/>::ffff:58.25.4.87:1543<text:s text:c="6"/>ESTABLISHED </text:span></text:p>
      <text:p text:style-name="P54"><text:span text:style-name="T127">tcp<text:s text:c="8"/>0<text:s text:c="6"/>0 ::ffff:192.168.1.14:22<text:s text:c="6"/>::ffff:202.120.40.69:24651<text:s text:c="2"/>ESTABLISHED </text:span></text:p>
      <text:p text:style-name="P54"><text:span text:style-name="T127">tcp<text:s text:c="8"/>0<text:s text:c="6"/>0 ::ffff:192.168.1.14:22<text:s text:c="6"/>::ffff:59.78.23.143:5773<text:s text:c="4"/>ESTABLISHED </text:span></text:p>
      <text:p text:style-name="P54"><text:span text:style-name="T128"/></text:p>
      <text:p text:style-name="P55"><text:span text:style-name="T129"><text:tab/>Also the output has a self-explanatory header. “Proto” means the network protocol used, which are all TCP. “Recv-Q” and “Send-Q” refers to the number of packets queued up in buffers. “Local Address” and “Foreign Address” actually shows both IP addresses, which are IPv4-mapped IPv6 addresses here, and port numbers at the two ends of connections. “State” is just the state of the TCP connections.</text:span></text:p>
      <text:p text:style-name="P55"><text:span text:style-name="T129">3.</text:span></text:p>
      <text:p text:style-name="P55"><text:span text:style-name="T129"><text:tab/>Display the kernel routing tables.</text:span></text:p>
      <text:p text:style-name="P56"><text:span text:style-name="T130">Kernel IP routing table</text:span></text:p>
      <text:p text:style-name="P56"><text:span text:style-name="T130">Destination<text:s text:c="5"/>Gateway<text:s text:c="9"/>Genmask<text:s text:c="9"/>Flags<text:s text:c="3"/>MSS Window<text:s text:c="2"/>irtt Iface</text:span></text:p>
      <text:p text:style-name="P56"><text:span text:style-name="T130">192.168.1.0<text:s text:c="5"/>*<text:s text:c="15"/>255.255.255.0<text:s text:c="3"/>U<text:s text:c="9"/>0 0<text:s text:c="10"/>0 eth0</text:span></text:p>
      <text:p text:style-name="P56"><text:span text:style-name="T130">169.254.0.0<text:s text:c="5"/>*<text:s text:c="15"/>255.255.0.0<text:s text:c="5"/>U<text:s text:c="9"/>0 0<text:s text:c="10"/>0 eth0</text:span></text:p>
      <text:p text:style-name="P56"><text:span text:style-name="T130">default<text:s text:c="9"/>192.168.1.1<text:s text:c="5"/>0.0.0.0<text:s text:c="9"/>UG<text:s text:c="8"/>0 0<text:s text:c="10"/>0 eth0</text:span></text:p>
      <text:p text:style-name="P57"><text:span text:style-name="T131">4.</text:span></text:p>
      <text:p text:style-name="P57"><text:span text:style-name="T131"><text:tab/>-i</text:span></text:p>
      <text:p text:style-name="P57"><text:span text:style-name="T132"/></text:p>
      <text:p text:style-name="P57"><text:span text:style-name="T133"><text:tab/>printout: (2 Interfaces)</text:span></text:p>
      <text:p text:style-name="P58"><text:span text:style-name="T134">Kernel Interface table</text:span></text:p>
      <text:p text:style-name="P58"><text:span text:style-name="T134">Iface<text:s text:c="7"/>MTU Met<text:s text:c="4"/>RX-OK RX-ERR RX-DRP RX-OVR<text:s text:c="4"/>TX-OK TX-ERR TX-DRP TX-OVR Flg</text:span></text:p>
      <text:p text:style-name="P58"><text:span text:style-name="T134">eth0<text:s text:c="7"/>1500<text:s text:c="3"/>0 24442148<text:s text:c="6"/>0<text:s text:c="4"/>115<text:s text:c="6"/>0<text:s text:c="2"/>9059035<text:s text:c="6"/>0<text:s text:c="6"/>0<text:s text:c="6"/>0 BMRU</text:span></text:p>
      <text:p text:style-name="P58"><text:span text:style-name="T134">lo<text:s text:c="8"/>16436<text:s text:c="3"/>0<text:s text:c="2"/>2136786<text:s text:c="6"/>0<text:s text:c="6"/>0<text:s text:c="6"/>0<text:s text:c="2"/>2136786<text:s text:c="6"/>0<text:s text:c="6"/>0<text:s text:c="6"/>0 LRU</text:span></text:p>
      <text:p text:style-name="P59"><text:span text:style-name="T135"><text:tab/>“lo” is used to emulate network connections between processes running on the local host. With the loopback interface, a process can communicate with another process using a unified interface (socket) no matter whether the two processes are running on the same computer or different ones.</text:span></text:p>
      <text:p text:style-name="P59"><text:span text:style-name="T136"/></text:p>
      <text:p text:style-name="P60"><text:span text:style-name="T137"><text:tab/>5.</text:span></text:p>
      <text:p text:style-name="P60"><text:span text:style-name="T137"><text:tab/><text:tab/>1.</text:span></text:p>
      <text:p text:style-name="P60"><text:span text:style-name="T137"><text:tab/><text:tab/><text:tab/>128.32.37.213</text:span></text:p>
      <text:p text:style-name="P60"><text:span text:style-name="T137"><text:tab/><text:tab/>2.</text:span></text:p>
      <text:p text:style-name="P60"><text:span text:style-name="T137"><text:tab/><text:tab/><text:tab/>202.120.2.100</text:span></text:p>
      <text:p text:style-name="P60"><text:span text:style-name="T137"><text:tab/><text:tab/><text:tab/>It's a DNS server in SJTU.(“</text:span><text:span text:style-name="T138">上海交通大学</text:span><text:span text:style-name="T139"><text:s/></text:span><text:span text:style-name="T140">网络中心”</text:span><text:span text:style-name="T141">)</text:span></text:p>
      <text:p text:style-name="P60"><text:span text:style-name="T141"><text:tab/><text:tab/>3.</text:span></text:p>
      <text:p text:style-name="P60"><text:span text:style-name="T141"><text:tab/><text:tab/><text:tab/>nslookup -type=mx hotmail.com ns1.msft.net</text:span></text:p>
      <text:p text:style-name="P61"><text:span text:style-name="T141"><text:tab/>It returns 4 (mx1.hotmail.com to mx4.hotmail.com) domain names,</text:span></text:p>
      <text:p text:style-name="P61"><text:span text:style-name="T141">but nslookup to the 4 domain names returns the same result, which is:</text:span></text:p>
      <text:p text:style-name="P61"><text:span text:style-name="T142"><text:tab/>65.54.188.110</text:span></text:p>
      <text:p text:style-name="P62"><text:span text:style-name="T142">65.54.188.126</text:span></text:p>
      <text:p text:style-name="P62"><text:span text:style-name="T142">65.54.188.72</text:span></text:p>
      <text:p text:style-name="P62"><text:span text:style-name="T142">65.54.188.94</text:span></text:p>
      <text:p text:style-name="P62"><text:span text:style-name="T142">65.55.37.104</text:span></text:p>
      <text:p text:style-name="P62"><text:span text:style-name="T142">65.55.37.120</text:span></text:p>
      <text:p text:style-name="P62"><text:span text:style-name="T142">65.55.37.72</text:span></text:p>
      <text:p text:style-name="P62"><text:span text:style-name="T142">65.55.37.88</text:span></text:p>
      <text:p text:style-name="P62"><text:span text:style-name="T142">65.55.92.136</text:span></text:p>
      <text:p text:style-name="P62"><text:span text:style-name="T142">65.55.92.152</text:span></text:p>
      <text:p text:style-name="P62"><text:span text:style-name="T142">65.55.92.168</text:span></text:p>
      <text:p text:style-name="P62"><text:span text:style-name="T142">65.55.92.184</text:span></text:p>
      <text:p text:style-name="P62"><text:span text:style-name="T143"/></text:p>
      <text:p text:style-name="P63"><text:span text:style-name="T144"><text:tab/><text:tab/>These IPs are of the mail exchangers of hotmail.com</text:span></text:p>
      <text:p text:style-name="P63"><text:span text:style-name="T145"/></text:p>
      <text:p text:style-name="P63"><text:span text:style-name="T146"><text:tab/>6.</text:span></text:p>
      <text:p text:style-name="P63"><text:span text:style-name="T146"><text:tab/><text:tab/>1.</text:span></text:p>
      <text:p text:style-name="P63"><text:span text:style-name="T146"><text:tab/><text:tab/><text:tab/>Shilie Weng</text:span></text:p>
      <text:p text:style-name="P63"><text:span text:style-name="T146"><text:tab/><text:tab/>2.</text:span></text:p>
      <text:p text:style-name="P63"><text:span text:style-name="T146"><text:tab/><text:tab/><text:tab/>IST Communication and Network Services</text:span></text:p>
      <text:p text:style-name="P63"><text:span text:style-name="T146"><text:tab/><text:tab/>3.</text:span></text:p>
      <text:p text:style-name="P63"><text:span text:style-name="T146"><text:tab/><text:tab/><text:tab/>Name:<text:s text:c="3"/>America Online Inc</text:span></text:p>
      <text:p text:style-name="P63"><text:span text:style-name="T146"><text:tab/><text:tab/><text:tab/>Phone:<text:s text:c="2"/>+1-703-265-4462 </text:span></text:p>
      <text:p text:style-name="P63"><text:span text:style-name="T146"><text:tab/><text:tab/><text:tab/>Email:<text:s text:c="2"/>domains@aol.net</text:span></text:p>
      <text:p text:style-name="P63"><text:span text:style-name="T147"/></text:p>
      <text:p text:style-name="P63"><text:span text:style-name="T148">[5090209351@head ~]$ nslookup -type=mx aol.com</text:span></text:p>
      <text:p text:style-name="P63"><text:span text:style-name="T148">Server:<text:s text:c="9"/>202.120.2.100</text:span></text:p>
      <text:p text:style-name="P63"><text:span text:style-name="T148">Address:<text:s text:c="8"/>202.120.2.100#53</text:span></text:p>
      <text:p text:style-name="P63"><text:span text:style-name="T149"/></text:p>
      <text:p text:style-name="P63"><text:span text:style-name="T150">Non-authoritative answer:</text:span></text:p>
      <text:p text:style-name="P63"><text:span text:style-name="T150">aol.com mail exchanger = 15 mailin-02.mx.aol.com.</text:span></text:p>
      <text:p text:style-name="P63"><text:span text:style-name="T150">aol.com mail exchanger = 15 mailin-03.mx.aol.com.</text:span></text:p>
      <text:p text:style-name="P63"><text:span text:style-name="T150">aol.com mail exchanger = 15 mailin-04.mx.aol.com.</text:span></text:p>
      <text:p text:style-name="P63"><text:span text:style-name="T150">aol.com mail exchanger = 15 mailin-01.mx.aol.com.</text:span></text:p>
      <text:p text:style-name="P63"><text:span text:style-name="T151"/></text:p>
      <text:p text:style-name="P63"><text:span text:style-name="T152">Authoritative answers can be found from:</text:span></text:p>
      <text:p text:style-name="P63"><text:span text:style-name="T152">aol.com nameserver = dns-01.ns.aol.com.</text:span></text:p>
      <text:p text:style-name="P63"><text:span text:style-name="T152">aol.com nameserver = dns-02.ns.aol.com.</text:span></text:p>
      <text:p text:style-name="P63"><text:span text:style-name="T152">aol.com nameserver = dns-07.ns.aol.com.</text:span></text:p>
      <text:p text:style-name="P63"><text:span text:style-name="T152">aol.com nameserver = dns-06.ns.aol.com.</text:span></text:p>
      <text:p text:style-name="P63"><text:span text:style-name="T152">mailin-01.mx.aol.com<text:s text:c="4"/>internet address = 205.188.159.42</text:span></text:p>
      <text:p text:style-name="P63"><text:span text:style-name="T152">mailin-01.mx.aol.com<text:s text:c="4"/>internet address = 64.12.90.1</text:span></text:p>
      <text:p text:style-name="P63"><text:span text:style-name="T152">mailin-01.mx.aol.com<text:s text:c="4"/>internet address = 64.12.90.98</text:span></text:p>
      <text:p text:style-name="P63"><text:span text:style-name="T152">mailin-01.mx.aol.com<text:s text:c="4"/>internet address = 205.188.59.194</text:span></text:p>
      <text:p text:style-name="P63"><text:span text:style-name="T152">mailin-01.mx.aol.com<text:s text:c="4"/>internet address = 205.188.146.193</text:span></text:p>
      <text:p text:style-name="P63"><text:span text:style-name="T152">mailin-02.mx.aol.com<text:s text:c="4"/>internet address = 205.188.103.1</text:span></text:p>
      <text:p text:style-name="P63"><text:span text:style-name="T152">mailin-02.mx.aol.com<text:s text:c="4"/>internet address = 205.188.190.1</text:span></text:p>
      <text:p text:style-name="P63"><text:span text:style-name="T152">mailin-02.mx.aol.com<text:s text:c="4"/>internet address = 64.12.90.65</text:span></text:p>
      <text:p text:style-name="P63"><text:span text:style-name="T152">mailin-02.mx.aol.com<text:s text:c="4"/>internet address = 64.12.139.193</text:span></text:p>
      <text:p text:style-name="P63"><text:span text:style-name="T152">mailin-03.mx.aol.com<text:s text:c="4"/>internet address = 205.188.59.193</text:span></text:p>
      <text:p text:style-name="P63"><text:span text:style-name="T152">mailin-03.mx.aol.com<text:s text:c="4"/>internet address = 205.188.156.193</text:span></text:p>
      <text:p text:style-name="P63"><text:span text:style-name="T152">mailin-03.mx.aol.com<text:s text:c="4"/>internet address = 205.188.190.2</text:span></text:p>
      <text:p text:style-name="P63"><text:span text:style-name="T152">mailin-03.mx.aol.com<text:s text:c="4"/>internet address = 64.12.90.33</text:span></text:p>
      <text:p text:style-name="P63"><text:span text:style-name="T152">mailin-03.mx.aol.com<text:s text:c="4"/>internet address = 64.12.90.97</text:span></text:p>
      <text:p text:style-name="P63"><text:span text:style-name="T153"/></text:p>
      <text:p text:style-name="P63"><text:span text:style-name="T154">[5090209351@head ~]$ nslookup -type=mx aol.com dns-01.ns.aol.com</text:span></text:p>
      <text:p text:style-name="P63"><text:span text:style-name="T154">Server:<text:s text:c="9"/>dns-01.ns.aol.com</text:span></text:p>
      <text:p text:style-name="P63"><text:span text:style-name="T154">Address:<text:s text:c="8"/>64.12.51.132#53</text:span></text:p>
      <text:p text:style-name="P63"><text:span text:style-name="T155"/></text:p>
      <text:p text:style-name="P63"><text:span text:style-name="T156">aol.com mail exchanger = 15 mailin-01.mx.aol.com.</text:span></text:p>
      <text:p text:style-name="P63"><text:span text:style-name="T156">aol.com mail exchanger = 15 mailin-02.mx.aol.com.</text:span></text:p>
      <text:p text:style-name="P63"><text:span text:style-name="T156">aol.com mail exchanger = 15 mailin-03.mx.aol.com.</text:span></text:p>
      <text:p text:style-name="P63"><text:span text:style-name="T156">aol.com mail exchanger = 15 mailin-04.mx.aol.com.</text:span></text:p>
      <text:p text:style-name="P63"><text:span text:style-name="T157"/></text:p>
      <text:p text:style-name="P63"><text:span text:style-name="T158">[5090209351@head ~]$ nslookup mailin-01.mx.aol.com dns-01.ns.aol.com</text:span></text:p>
      <text:p text:style-name="P63"><text:span text:style-name="T158">Server:<text:s text:c="9"/>dns-01.ns.aol.com</text:span></text:p>
      <text:p text:style-name="P63"><text:span text:style-name="T158">Address:<text:s text:c="8"/>64.12.51.132#53</text:span></text:p>
      <text:p text:style-name="P63"><text:span text:style-name="T159"/></text:p>
      <text:p text:style-name="P63"><text:span text:style-name="T160">Name:<text:s text:c="3"/>mailin-01.mx.aol.com</text:span></text:p>
      <text:p text:style-name="P63"><text:span text:style-name="T160">Address: 205.188.159.42</text:span></text:p>
      <text:p text:style-name="P63"><text:span text:style-name="T160">Name:<text:s text:c="3"/>mailin-01.mx.aol.com</text:span></text:p>
      <text:p text:style-name="P63"><text:span text:style-name="T160">Address: 64.12.90.1</text:span></text:p>
      <text:p text:style-name="P63"><text:span text:style-name="T160">Name:<text:s text:c="3"/>mailin-01.mx.aol.com</text:span></text:p>
      <text:p text:style-name="P63"><text:span text:style-name="T160">Address: 64.12.90.98</text:span></text:p>
      <text:p text:style-name="P63"><text:span text:style-name="T160">Name:<text:s text:c="3"/>mailin-01.mx.aol.com</text:span></text:p>
      <text:p text:style-name="P63"><text:span text:style-name="T160">Address: 205.188.59.194</text:span></text:p>
      <text:p text:style-name="P63"><text:span text:style-name="T160">Name:<text:s text:c="3"/>mailin-01.mx.aol.com</text:span></text:p>
      <text:p text:style-name="P63"><text:span text:style-name="T160">Address: 205.188.146.193</text:span></text:p>
      <text:p text:style-name="P63"><text:span text:style-name="T161"/></text:p>
      <text:p text:style-name="P63"><text:span text:style-name="T162">[5090209351@head ~]$ nslookup mailin-01.mx.aol.com dns-02.ns.aol.com</text:span></text:p>
      <text:p text:style-name="P63"><text:span text:style-name="T162">Server:<text:s text:c="9"/>dns-02.ns.aol.com</text:span></text:p>
      <text:p text:style-name="P63"><text:span text:style-name="T162">Address:<text:s text:c="8"/>205.188.157.232#53</text:span></text:p>
      <text:p text:style-name="P63"><text:span text:style-name="T163"/></text:p>
      <text:p text:style-name="P63"><text:span text:style-name="T164">Name:<text:s text:c="3"/>mailin-01.mx.aol.com</text:span></text:p>
      <text:p text:style-name="P63"><text:span text:style-name="T164">Address: 205.188.59.194</text:span></text:p>
      <text:p text:style-name="P63"><text:span text:style-name="T164">Name:<text:s text:c="3"/>mailin-01.mx.aol.com</text:span></text:p>
      <text:p text:style-name="P63"><text:span text:style-name="T164">Address: 205.188.146.193</text:span></text:p>
      <text:p text:style-name="P63"><text:span text:style-name="T164">Name:<text:s text:c="3"/>mailin-01.mx.aol.com</text:span></text:p>
      <text:p text:style-name="P63"><text:span text:style-name="T164">Address: 205.188.159.42</text:span></text:p>
      <text:p text:style-name="P63"><text:span text:style-name="T164">Name:<text:s text:c="3"/>mailin-01.mx.aol.com</text:span></text:p>
      <text:p text:style-name="P63"><text:span text:style-name="T164">Address: 64.12.90.1</text:span></text:p>
      <text:p text:style-name="P63"><text:span text:style-name="T164">Name:<text:s text:c="3"/>mailin-01.mx.aol.com</text:span></text:p>
      <text:p text:style-name="P63"><text:span text:style-name="T164">Address: 64.12.90.98</text:span></text:p>
      <text:p text:style-name="P63"><text:span text:style-name="T165"/></text:p>
      <text:p text:style-name="P63"><text:span text:style-name="T166">[5090209351@head ~]$ nslookup mailin-02.mx.aol.com dns-02.ns.aol.com</text:span></text:p>
      <text:p text:style-name="P63"><text:span text:style-name="T166">Server:<text:s text:c="9"/>dns-02.ns.aol.com</text:span></text:p>
      <text:p text:style-name="P63"><text:span text:style-name="T166">Address:<text:s text:c="8"/>205.188.157.232#53</text:span></text:p>
      <text:p text:style-name="P63"><text:span text:style-name="T167"/></text:p>
      <text:p text:style-name="P63"><text:span text:style-name="T168">Name:<text:s text:c="3"/>mailin-02.mx.aol.com</text:span></text:p>
      <text:p text:style-name="P63"><text:span text:style-name="T168">Address: 205.188.190.1</text:span></text:p>
      <text:p text:style-name="P63"><text:span text:style-name="T168">Name:<text:s text:c="3"/>mailin-02.mx.aol.com</text:span></text:p>
      <text:p text:style-name="P63"><text:span text:style-name="T168">Address: 64.12.90.65</text:span></text:p>
      <text:p text:style-name="P63"><text:span text:style-name="T168">Name:<text:s text:c="3"/>mailin-02.mx.aol.com</text:span></text:p>
      <text:p text:style-name="P63"><text:span text:style-name="T168">Address: 64.12.139.193</text:span></text:p>
      <text:p text:style-name="P63"><text:span text:style-name="T168">Name:<text:s text:c="3"/>mailin-02.mx.aol.com</text:span></text:p>
      <text:p text:style-name="P63"><text:span text:style-name="T168">Address: 205.188.103.1</text:span></text:p>
      <text:p text:style-name="P63"><text:span text:style-name="T169"/></text:p>
      <text:p text:style-name="P63"><text:span text:style-name="T170">[5090209351@head ~]$ nslookup mailin-03.mx.aol.com dns-02.ns.aol.com</text:span></text:p>
      <text:p text:style-name="P63"><text:span text:style-name="T170">Server:<text:s text:c="9"/>dns-02.ns.aol.com</text:span></text:p>
      <text:p text:style-name="P63"><text:span text:style-name="T170">Address:<text:s text:c="8"/>205.188.157.232#53</text:span></text:p>
      <text:p text:style-name="P63"><text:span text:style-name="T171"/></text:p>
      <text:p text:style-name="P63"><text:span text:style-name="T172">Name:<text:s text:c="3"/>mailin-03.mx.aol.com</text:span></text:p>
      <text:p text:style-name="P63"><text:span text:style-name="T172">Address: 64.12.90.97</text:span></text:p>
      <text:p text:style-name="P63"><text:span text:style-name="T172">Name:<text:s text:c="3"/>mailin-03.mx.aol.com</text:span></text:p>
      <text:p text:style-name="P63"><text:span text:style-name="T172">Address: 205.188.59.193</text:span></text:p>
      <text:p text:style-name="P63"><text:span text:style-name="T172">Name:<text:s text:c="3"/>mailin-03.mx.aol.com</text:span></text:p>
      <text:p text:style-name="P63"><text:span text:style-name="T172">Address: 205.188.156.193</text:span></text:p>
      <text:p text:style-name="P63"><text:span text:style-name="T172">Name:<text:s text:c="3"/>mailin-03.mx.aol.com</text:span></text:p>
      <text:p text:style-name="P63"><text:span text:style-name="T172">Address: 205.188.190.2</text:span></text:p>
      <text:p text:style-name="P63"><text:span text:style-name="T172">Name:<text:s text:c="3"/>mailin-03.mx.aol.com</text:span></text:p>
      <text:p text:style-name="P63"><text:span text:style-name="T172">Address: 64.12.90.33</text:span></text:p>
      <text:p text:style-name="P63"><text:span text:style-name="T173"/></text:p>
      <text:p text:style-name="P63"><text:span text:style-name="T174">[5090209351@head ~]$ nslookup mailin-04.mx.aol.com dns-02.ns.aol.com</text:span></text:p>
      <text:p text:style-name="P63"><text:span text:style-name="T174">Server:<text:s text:c="9"/>dns-02.ns.aol.com</text:span></text:p>
      <text:p text:style-name="P63"><text:span text:style-name="T174">Address:<text:s text:c="8"/>205.188.157.232#53</text:span></text:p>
      <text:p text:style-name="P63"><text:span text:style-name="T175"/></text:p>
      <text:p text:style-name="P63"><text:span text:style-name="T176">Name:<text:s text:c="3"/>mailin-04.mx.aol.com</text:span></text:p>
      <text:p text:style-name="P63"><text:span text:style-name="T176">Address: 64.12.138.161</text:span></text:p>
      <text:p text:style-name="P63"><text:span text:style-name="T176">Name:<text:s text:c="3"/>mailin-04.mx.aol.com</text:span></text:p>
      <text:p text:style-name="P63"><text:span text:style-name="T176">Address: 205.188.103.2</text:span></text:p>
      <text:p text:style-name="P63"><text:span text:style-name="T176">Name:<text:s text:c="3"/>mailin-04.mx.aol.com</text:span></text:p>
      <text:p text:style-name="P63"><text:span text:style-name="T176">Address: 205.188.146.194</text:span></text:p>
      <text:p text:style-name="P63"><text:span text:style-name="T176">Name:<text:s text:c="3"/>mailin-04.mx.aol.com</text:span></text:p>
      <text:p text:style-name="P63"><text:span text:style-name="T176">Address: 64.12.90.34</text:span></text:p>
      <text:p text:style-name="P63"><text:span text:style-name="T176">Name:<text:s text:c="3"/>mailin-04.mx.aol.com</text:span></text:p>
      <text:p text:style-name="P63"><text:span text:style-name="T176">Address: 64.12.90.66</text:span></text:p>
      <text:p text:style-name="P63"><text:span text:style-name="T177"/></text:p>
      <text:p text:style-name="P63"><text:span text:style-name="T178">[5090209351@head ~]$ jwhois -h whois.arin.net 64.12.138.161</text:span></text:p>
      <text:p text:style-name="P63"><text:span text:style-name="T178">[Querying whois.arin.net]</text:span></text:p>
      <text:p text:style-name="P63"><text:span text:style-name="T178">[whois.arin.net]</text:span></text:p>
      <text:p text:style-name="P63"><text:span text:style-name="T178">#</text:span></text:p>
      <text:p text:style-name="P63"><text:span text:style-name="T178"># Query terms are ambiguous.<text:s text:c="2"/>The query is assumed to be:</text:span></text:p>
      <text:p text:style-name="P63"><text:span text:style-name="T178">#<text:s text:c="5"/>"n 64.12.138.161"</text:span></text:p>
      <text:p text:style-name="P63"><text:span text:style-name="T178">#</text:span></text:p>
      <text:p text:style-name="P63"><text:span text:style-name="T178"># Use "?" to get help.</text:span></text:p>
      <text:p text:style-name="P63"><text:span text:style-name="T178">#</text:span></text:p>
      <text:p text:style-name="P63"><text:span text:style-name="T179"/></text:p>
      <text:p text:style-name="P63"><text:span text:style-name="T180">#</text:span></text:p>
      <text:p text:style-name="P63"><text:span text:style-name="T180"># The following results may also be obtained via:</text:span></text:p>
      <text:p text:style-name="P63"><text:span text:style-name="T180">#<text:s/></text:span><text:a xlink:href="http://whois.arin.net/rest/nets;q=64.12.138.161?showDetails=true&amp;showARIN=false&amp;ext=netref2"><text:span text:style-name="T181">http://whois.arin.net/rest/nets;q=64.12.138.161?showDetails=true&amp;showARIN=false&amp;ext=netref2</text:span></text:a><text:span text:style-name="T182"/></text:p>
      <text:p text:style-name="P63"><text:span text:style-name="T182">#</text:span></text:p>
      <text:p text:style-name="P63"><text:span text:style-name="T183"/></text:p>
      <text:p text:style-name="P63"><text:span text:style-name="T184">NetRange:<text:s text:c="7"/>64.12.0.0 - 64.12.255.255</text:span></text:p>
      <text:p text:style-name="P63"><text:span text:style-name="T184">CIDR:<text:s text:c="11"/>64.12.0.0/16</text:span></text:p>
      <text:p text:style-name="P63"><text:span text:style-name="T184">OriginAS:<text:s text:c="7"/></text:span></text:p>
      <text:p text:style-name="P63"><text:span text:style-name="T184">NetName:<text:s text:c="8"/>AOL-MTC</text:span></text:p>
      <text:p text:style-name="P63"><text:span text:style-name="T184">NetHandle:<text:s text:c="6"/>NET-64-12-0-0-1</text:span></text:p>
      <text:p text:style-name="P63"><text:span text:style-name="T184">Parent:<text:s text:c="9"/>NET-64-0-0-0-0</text:span></text:p>
      <text:p text:style-name="P63"><text:span text:style-name="T184">NetType:<text:s text:c="8"/>Direct Assignment</text:span></text:p>
      <text:p text:style-name="P63"><text:span text:style-name="T184">RegDate:<text:s text:c="8"/>1999-12-13</text:span></text:p>
      <text:p text:style-name="P63"><text:span text:style-name="T184">Updated:<text:s text:c="8"/>1999-12-16</text:span></text:p>
      <text:p text:style-name="P63"><text:span text:style-name="T184">Ref:<text:s text:c="12"/></text:span><text:a xlink:href="http://whois.arin.net/rest/net/NET-64-12-0-0-1"><text:span text:style-name="T185">http://whois.arin.net/rest/net/NET-64-12-0-0-1</text:span></text:a><text:span text:style-name="T186"/></text:p>
      <text:p text:style-name="P63"><text:span text:style-name="T187"/></text:p>
      <text:p text:style-name="P63"><text:span text:style-name="T188">OrgName:<text:s text:c="8"/>America Online, Inc.</text:span></text:p>
      <text:p text:style-name="P63"><text:span text:style-name="T188">OrgId:<text:s text:c="10"/>AMERIC-158</text:span></text:p>
      <text:p text:style-name="P63"><text:span text:style-name="T188">Address:<text:s text:c="8"/>10600 Infantry Ridge Road</text:span></text:p>
      <text:p text:style-name="P63"><text:span text:style-name="T188">City:<text:s text:c="11"/>Manassas</text:span></text:p>
      <text:p text:style-name="P63"><text:span text:style-name="T188">StateProv:<text:s text:c="6"/>VA</text:span></text:p>
      <text:p text:style-name="P63"><text:span text:style-name="T188">PostalCode:<text:s text:c="5"/>20109</text:span></text:p>
      <text:p text:style-name="P63"><text:span text:style-name="T188">Country:<text:s text:c="8"/>US</text:span></text:p>
      <text:p text:style-name="P63"><text:span text:style-name="T188">RegDate:<text:s text:c="8"/>1999-12-13</text:span></text:p>
      <text:p text:style-name="P63"><text:span text:style-name="T188">Updated:<text:s text:c="8"/>2011-09-24</text:span></text:p>
      <text:p text:style-name="P63"><text:span text:style-name="T188">Ref:<text:s text:c="12"/></text:span><text:a xlink:href="http://whois.arin.net/rest/org/AMERIC-158"><text:span text:style-name="T189">http://whois.arin.net/rest/org/AMERIC-158</text:span></text:a><text:span text:style-name="T190"/></text:p>
      <text:p text:style-name="P63"><text:span text:style-name="T191"/></text:p>
      <text:p text:style-name="P63"><text:span text:style-name="T192">OrgTechHandle: CKN23-ARIN</text:span></text:p>
      <text:p text:style-name="P63"><text:span text:style-name="T192">OrgTechName:<text:s text:c="3"/>No, Contact Known</text:span></text:p>
      <text:p text:style-name="P63"><text:span text:style-name="T192">OrgTechPhone:<text:s text:c="2"/>+1-800-555-1234 </text:span></text:p>
      <text:p text:style-name="P63"><text:span text:style-name="T192">OrgTechEmail:<text:s text:c="2"/>nobody@example.com</text:span></text:p>
      <text:p text:style-name="P63"><text:span text:style-name="T192">OrgTechRef:<text:s text:c="4"/></text:span><text:a xlink:href="http://whois.arin.net/rest/poc/CKN23-ARIN"><text:span text:style-name="T193">http://whois.arin.net/rest/poc/CKN23-ARIN</text:span></text:a><text:span text:style-name="T194"/></text:p>
      <text:p text:style-name="P63"><text:span text:style-name="T195"/></text:p>
      <text:p text:style-name="P63"><text:span text:style-name="T196">OrgAbuseHandle: AOL-NOC-ARIN</text:span></text:p>
      <text:p text:style-name="P63"><text:span text:style-name="T196">OrgAbuseName:<text:s text:c="3"/>America Online Inc</text:span></text:p>
      <text:p text:style-name="P63"><text:span text:style-name="T196">OrgAbusePhone:<text:s text:c="2"/>+1-703-265-4462 </text:span></text:p>
      <text:p text:style-name="P63"><text:span text:style-name="T196">OrgAbuseEmail:<text:s text:c="2"/>domains@aol.net</text:span></text:p>
      <text:p text:style-name="P63"><text:span text:style-name="T196">OrgAbuseRef:<text:s text:c="4"/></text:span><text:a xlink:href="http://whois.arin.net/rest/poc/AOL-NOC-ARIN"><text:span text:style-name="T197">http://whois.arin.net/rest/poc/AOL-NOC-ARIN</text:span></text:a><text:span text:style-name="T198"/></text:p>
      <text:p text:style-name="P63"><text:span text:style-name="T199"/></text:p>
      <text:p text:style-name="P63"><text:span text:style-name="T200">#</text:span></text:p>
      <text:p text:style-name="P63"><text:span text:style-name="T200"># ARIN WHOIS data and services are subject to the Terms of Use</text:span></text:p>
      <text:p text:style-name="P63"><text:span text:style-name="T200"># available at:<text:s/></text:span><text:a xlink:href="https://www.arin.net/whois_tou.html"><text:span text:style-name="T201">https://www.arin.net/whois_tou.html</text:span></text:a><text:span text:style-name="T202"/></text:p>
      <text:p text:style-name="P63"><text:span text:style-name="T202">#</text:span></text:p>
      <text:p text:style-name="P63"><text:span text:style-name="T203"/></text:p>
      <text:p text:style-name="P63"><text:span text:style-name="T204">[5090209351@head ~]$ jwhois -h whois.arin.net 205.188.103.2</text:span></text:p>
      <text:p text:style-name="P63"><text:span text:style-name="T204">[Querying whois.arin.net]</text:span></text:p>
      <text:p text:style-name="P63"><text:span text:style-name="T204">[whois.arin.net]</text:span></text:p>
      <text:p text:style-name="P63"><text:span text:style-name="T204">#</text:span></text:p>
      <text:p text:style-name="P63"><text:span text:style-name="T204"># Query terms are ambiguous.<text:s text:c="2"/>The query is assumed to be:</text:span></text:p>
      <text:p text:style-name="P63"><text:span text:style-name="T204">#<text:s text:c="5"/>"n 205.188.103.2"</text:span></text:p>
      <text:p text:style-name="P63"><text:span text:style-name="T204">#</text:span></text:p>
      <text:p text:style-name="P63"><text:span text:style-name="T204"># Use "?" to get help.</text:span></text:p>
      <text:p text:style-name="P63"><text:span text:style-name="T204">#</text:span></text:p>
      <text:p text:style-name="P63"><text:span text:style-name="T205"/></text:p>
      <text:p text:style-name="P63"><text:span text:style-name="T206">#</text:span></text:p>
      <text:p text:style-name="P63"><text:span text:style-name="T206"># The following results may also be obtained via:</text:span></text:p>
      <text:p text:style-name="P63"><text:span text:style-name="T206">#<text:s/></text:span><text:a xlink:href="http://whois.arin.net/rest/nets;q=205.188.103.2?showDetails=true&amp;showARIN=false&amp;ext=netref2"><text:span text:style-name="T207">http://whois.arin.net/rest/nets;q=205.188.103.2?showDetails=true&amp;showARIN=false&amp;ext=netref2</text:span></text:a><text:span text:style-name="T208"/></text:p>
      <text:p text:style-name="P63"><text:span text:style-name="T208">#</text:span></text:p>
      <text:p text:style-name="P63"><text:span text:style-name="T209"/></text:p>
      <text:p text:style-name="P63"><text:span text:style-name="T210">NetRange:<text:s text:c="7"/>205.188.0.0 - 205.188.255.255</text:span></text:p>
      <text:p text:style-name="P63"><text:span text:style-name="T210">CIDR:<text:s text:c="11"/>205.188.0.0/16</text:span></text:p>
      <text:p text:style-name="P63"><text:span text:style-name="T210">OriginAS:<text:s text:c="7"/></text:span></text:p>
      <text:p text:style-name="P63"><text:span text:style-name="T210">NetName:<text:s text:c="8"/>AOL-DTC</text:span></text:p>
      <text:p text:style-name="P63"><text:span text:style-name="T210">NetHandle:<text:s text:c="6"/>NET-205-188-0-0-1</text:span></text:p>
      <text:p text:style-name="P63"><text:span text:style-name="T210">Parent:<text:s text:c="9"/>NET-205-0-0-0-0</text:span></text:p>
      <text:p text:style-name="P63"><text:span text:style-name="T210">NetType:<text:s text:c="8"/>Direct Assignment</text:span></text:p>
      <text:p text:style-name="P63"><text:span text:style-name="T210">RegDate:<text:s text:c="8"/>1998-04-18</text:span></text:p>
      <text:p text:style-name="P63"><text:span text:style-name="T210">Updated:<text:s text:c="8"/>1998-04-27</text:span></text:p>
      <text:p text:style-name="P63"><text:span text:style-name="T210">Ref:<text:s text:c="12"/></text:span><text:a xlink:href="http://whois.arin.net/rest/net/NET-205-188-0-0-1"><text:span text:style-name="T211">http://whois.arin.net/rest/net/NET-205-188-0-0-1</text:span></text:a><text:span text:style-name="T212"/></text:p>
      <text:p text:style-name="P63"><text:span text:style-name="T213"/></text:p>
      <text:p text:style-name="P63"><text:span text:style-name="T214">OrgName:<text:s text:c="8"/>America Online, Inc</text:span></text:p>
      <text:p text:style-name="P63"><text:span text:style-name="T214">OrgId:<text:s text:c="10"/>AMERIC-59</text:span></text:p>
      <text:p text:style-name="P63"><text:span text:style-name="T214">Address:<text:s text:c="8"/>22080 Pacific Blvd</text:span></text:p>
      <text:p text:style-name="P63"><text:span text:style-name="T214">City:<text:s text:c="11"/>Sterling</text:span></text:p>
      <text:p text:style-name="P63"><text:span text:style-name="T214">StateProv:<text:s text:c="6"/>VA</text:span></text:p>
      <text:p text:style-name="P63"><text:span text:style-name="T214">PostalCode:<text:s text:c="5"/>20166</text:span></text:p>
      <text:p text:style-name="P63"><text:span text:style-name="T214">Country:<text:s text:c="8"/>US</text:span></text:p>
      <text:p text:style-name="P63"><text:span text:style-name="T214">RegDate:<text:s text:c="8"/>1998-04-18</text:span></text:p>
      <text:p text:style-name="P63"><text:span text:style-name="T214">Updated:<text:s text:c="8"/>2011-09-24</text:span></text:p>
      <text:p text:style-name="P63"><text:span text:style-name="T214">Ref:<text:s text:c="12"/></text:span><text:a xlink:href="http://whois.arin.net/rest/org/AMERIC-59"><text:span text:style-name="T215">http://whois.arin.net/rest/org/AMERIC-59</text:span></text:a><text:span text:style-name="T216"/></text:p>
      <text:p text:style-name="P63"><text:span text:style-name="T217"/></text:p>
      <text:p text:style-name="P63"><text:span text:style-name="T218">OrgTechHandle: CKN23-ARIN</text:span></text:p>
      <text:p text:style-name="P63"><text:span text:style-name="T218">OrgTechName:<text:s text:c="3"/>No, Contact Known</text:span></text:p>
      <text:p text:style-name="P63"><text:span text:style-name="T218">OrgTechPhone:<text:s text:c="2"/>+1-800-555-1234 </text:span></text:p>
      <text:p text:style-name="P63"><text:span text:style-name="T218">OrgTechEmail:<text:s text:c="2"/>nobody@example.com</text:span></text:p>
      <text:p text:style-name="P63"><text:span text:style-name="T218">OrgTechRef:<text:s text:c="4"/></text:span><text:a xlink:href="http://whois.arin.net/rest/poc/CKN23-ARIN"><text:span text:style-name="T219">http://whois.arin.net/rest/poc/CKN23-ARIN</text:span></text:a><text:span text:style-name="T220"/></text:p>
      <text:p text:style-name="P63"><text:span text:style-name="T221"/></text:p>
      <text:p text:style-name="P63"><text:span text:style-name="T222">OrgAbuseHandle: AOL-NOC-ARIN</text:span></text:p>
      <text:p text:style-name="P63"><text:span text:style-name="T222">OrgAbuseName:<text:s text:c="3"/>America Online Inc</text:span></text:p>
      <text:p text:style-name="P63"><text:span text:style-name="T222">OrgAbusePhone:<text:s text:c="2"/>+1-703-265-4462 </text:span></text:p>
      <text:p text:style-name="P63"><text:span text:style-name="T222">OrgAbuseEmail:<text:s text:c="2"/>domains@aol.net</text:span></text:p>
      <text:p text:style-name="P63"><text:span text:style-name="T222">OrgAbuseRef:<text:s text:c="4"/></text:span><text:a xlink:href="http://whois.arin.net/rest/poc/AOL-NOC-ARIN"><text:span text:style-name="T223">http://whois.arin.net/rest/poc/AOL-NOC-ARIN</text:span></text:a><text:span text:style-name="T224"/></text:p>
      <text:p text:style-name="P63"><text:span text:style-name="T225"/></text:p>
      <text:p text:style-name="P63"><text:span text:style-name="T226">#</text:span></text:p>
      <text:p text:style-name="P63"><text:span text:style-name="T226"># ARIN WHOIS data and services are subject to the Terms of Use</text:span></text:p>
      <text:p text:style-name="P63"><text:span text:style-name="T226"># available at:<text:s/></text:span><text:a xlink:href="https://www.arin.net/whois_tou.html"><text:span text:style-name="T227">https://www.arin.net/whois_tou.html</text:span></text:a><text:span text:style-name="T228"/></text:p>
      <text:p text:style-name="P63"><text:span text:style-name="T228">#</text:span></text:p>
      <text:p text:style-name="P64"><text:span text:style-name="T228"><text:tab/><text:tab/></text:span><text:span text:style-name="T229">The only valid contact information I can get is (America Online </text:span></text:p>
      <text:p text:style-name="P65"><text:span text:style-name="T229">Inc,+1-703-265-4462,domains@aol.net). Although it is not clearly shown to be the coordinator, its name and email address imply so.</text:span></text:p>
      <text:p text:style-name="P65"><text:span text:style-name="T229"><text:tab/><text:tab/>4.</text:span></text:p>
      <text:p text:style-name="P65"><text:span text:style-name="T229"><text:tab/><text:tab/><text:tab/>It's some machine belonging to Innovative Logic Corp, but </text:span></text:p>
      <text:p text:style-name="P65"><text:span text:style-name="T229">doesn't seem to have a domain name. Reverse DNS lookup returned empty</text:span></text:p>
      <text:p text:style-name="P65"><text:span text:style-name="T229">resul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